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goe UI" svg:font-family="'Segoe UI'" style:font-adornments="Regular"/>
    <style:font-face style:name="Tahoma1" svg:font-family="Tahoma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dex" style:family="table">
      <style:table-properties style:width="6.9271in" table:align="margins"/>
    </style:style>
    <style:style style:name="Index.A" style:family="table-column">
      <style:table-column-properties style:column-width="3.4632in" style:rel-column-width="32767*"/>
    </style:style>
    <style:style style:name="Index.B" style:family="table-column">
      <style:table-column-properties style:column-width="3.4639in" style:rel-column-width="32768*"/>
    </style:style>
    <style:style style:name="Index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ex.B1" style:family="table-cell">
      <style:table-cell-properties fo:padding="0.0382in" fo:border="0.05pt solid #000000"/>
    </style:style>
    <style:style style:name="SimpleApostrophe" style:family="table">
      <style:table-properties style:width="3.591in" fo:margin-left="1.2833in" table:align="left"/>
    </style:style>
    <style:style style:name="SimpleApostrophe.A" style:family="table-column">
      <style:table-column-properties style:column-width="1.6056in"/>
    </style:style>
    <style:style style:name="SimpleApostrophe.B" style:family="table-column">
      <style:table-column-properties style:column-width="1.3236in"/>
    </style:style>
    <style:style style:name="SimpleApostrophe.C" style:family="table-column">
      <style:table-column-properties style:column-width="0.6618in"/>
    </style:style>
    <style:style style:name="SimpleApostrophe.A1" style:family="table-cell">
      <style:table-cell-properties fo:padding="0.0382in" fo:border-left="0.05pt solid #000000" fo:border-right="none" fo:border-top="0.05pt solid #000000" fo:border-bottom="0.05pt solid #000000"/>
    </style:style>
    <style:style style:name="SimpleApostrophe.C1" style:family="table-cell">
      <style:table-cell-properties fo:padding="0.0382in" fo:border="0.05pt solid #000000"/>
    </style:style>
    <style:style style:name="SimpleApostrophe.A2" style:family="table-cell">
      <style:table-cell-properties fo:padding="0.0382in" fo:border-left="0.05pt solid #000000" fo:border-right="none" fo:border-top="none" fo:border-bottom="0.05pt solid #000000"/>
    </style:style>
    <style:style style:name="SimpleApostrophe.C2" style:family="table-cell">
      <style:table-cell-properties fo:padding="0.0382in" fo:border-left="0.05pt solid #000000" fo:border-right="0.05pt solid #000000" fo:border-top="none" fo:border-bottom="0.05pt solid #000000"/>
    </style:style>
    <style:style style:name="CommaOrderExtraSpecifics" style:family="table">
      <style:table-properties style:width="4.3333in" fo:margin-left="0.9625in" table:align="left" style:writing-mode="lr-tb"/>
    </style:style>
    <style:style style:name="CommaOrderExtraSpecifics.A" style:family="table-column">
      <style:table-column-properties style:column-width="1.9688in"/>
    </style:style>
    <style:style style:name="CommaOrderExtraSpecifics.B" style:family="table-column">
      <style:table-column-properties style:column-width="0.7813in"/>
    </style:style>
    <style:style style:name="CommaOrderExtraSpecifics.C" style:family="table-column">
      <style:table-column-properties style:column-width="0.8021in"/>
    </style:style>
    <style:style style:name="CommaOrderExtraSpecific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maOrderExtraSpecifics.D1" style:family="table-cell">
      <style:table-cell-properties fo:padding="0.0382in" fo:border="0.05pt solid #000000"/>
    </style:style>
    <style:style style:name="CommaOrderExtraSpecifics.A2" style:family="table-cell">
      <style:table-cell-properties fo:padding="0.0382in" fo:border-left="0.05pt solid #000000" fo:border-right="none" fo:border-top="none" fo:border-bottom="0.05pt solid #000000"/>
    </style:style>
    <style:style style:name="CommaOrderExtraSpecific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bd41b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1f9f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e064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e064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72173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8586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9b94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04195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f2919" style:text-blinking="false" fo:background-color="transparent" style:font-size-asian="12pt" style:font-size-complex="12pt"/>
    </style:style>
    <style:style style:name="P12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1f9ff" style:text-blinking="false" fo:background-color="transparent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ize-complex="12pt"/>
    </style:style>
    <style:style style:name="P14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fd5fa" style:text-blinking="false" fo:background-color="transparent" style:font-size-asian="12pt" style:font-size-complex="12pt"/>
    </style:style>
    <style:style style:name="P15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72173" style:text-blinking="false" fo:background-color="transparent" style:font-size-asian="12pt" style:font-size-complex="12pt"/>
    </style:style>
    <style:style style:name="P16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85862" style:text-blinking="false" fo:background-color="transparent" style:font-size-asian="12pt" style:font-size-complex="12pt"/>
    </style:style>
    <style:style style:name="P17" style:family="paragraph" style:parent-style-name="Text_20_body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style:contextual-spacing="false" fo:text-align="center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ize-complex="12pt"/>
    </style:style>
    <style:style style:name="P20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bc90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bc90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bf29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bf29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c32ef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ca4ba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c32ef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c6b8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ca4ba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fo:language="en" fo:country="US" fo:font-style="normal" style:text-underline-style="none" fo:font-weight="normal" officeooo:rsid="00860f7b" officeooo:paragraph-rsid="00cd7ac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6b89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c9084" style:text-blinking="false" fo:background-color="transparent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0ae7e" style:text-blinking="false" fo:background-color="transparent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fo:language="en" fo:country="US" officeooo:paragraph-rsid="00bc9084"/>
    </style:style>
    <style:style style:name="P36" style:family="paragraph" style:parent-style-name="Standard" style:list-style-name="L1">
      <style:text-properties fo:color="#000000" fo:language="en" fo:country="US" officeooo:paragraph-rsid="00bc9084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language="en" fo:country="US" officeooo:paragraph-rsid="00bc9084"/>
    </style:style>
    <style:style style:name="P38" style:family="paragraph" style:parent-style-name="Standard" style:list-style-name="L1">
      <style:text-properties fo:color="#000000" fo:language="en" fo:country="US" fo:font-style="normal" officeooo:paragraph-rsid="00bc9084" style:font-style-asian="normal" style:font-style-complex="normal"/>
    </style:style>
    <style:style style:name="P39" style:family="paragraph" style:parent-style-name="Standard">
      <style:text-properties fo:color="#000000" fo:language="en" fo:country="US" fo:font-style="normal" officeooo:paragraph-rsid="00bc9084" style:font-style-asian="normal" style:font-style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000000" fo:language="en" fo:country="US" fo:font-style="normal" officeooo:paragraph-rsid="00bc9084" style:font-style-asian="normal" style:font-style-complex="normal"/>
    </style:style>
    <style:style style:name="P41" style:family="paragraph" style:parent-style-name="Standard" style:list-style-name="L1">
      <style:text-properties fo:color="#000000" fo:language="en" fo:country="US" fo:font-weight="normal" officeooo:paragraph-rsid="00bc908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1" fo:font-size="12pt" fo:language="en" fo:country="US" fo:font-style="normal" style:text-underline-style="none" fo:font-weight="normal" officeooo:rsid="00860f7b" officeooo:paragraph-rsid="00bc90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fo:language="en" fo:country="US" fo:font-weight="normal" officeooo:paragraph-rsid="00bc908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language="en" fo:country="US" fo:font-weight="normal" officeooo:paragraph-rsid="00bc9084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bc908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031f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4f1b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7009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8f87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a4ba3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d7ac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104195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e3f72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fd5f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ec40f8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434e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860f7b" officeooo:paragraph-rsid="00cfd5f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f291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04195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031f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5808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7009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8f879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a4ba3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b210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72173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c6f2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e064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3f72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2ab66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fd5f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5a71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2fc9a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9b94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9dfb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c378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eb4f0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317f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2bdf8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d8d7c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margin-top="0in" fo:margin-bottom="0in" style:contextual-spacing="false" fo:text-align="start" style:justify-single-word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34c45d" officeooo:paragraph-rsid="00c031f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04195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1b0677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1b0677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4d286d" officeooo:paragraph-rsid="00e5a71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480301" officeooo:paragraph-rsid="00e5a71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e5a716" officeooo:paragraph-rsid="00e5a71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e5a716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c9084" style:text-blinking="false" fo:background-color="transparent" style:font-size-asian="12pt" style:font-style-asian="normal" style:font-size-complex="12pt" style:font-style-complex="normal"/>
    </style:style>
    <style:style style:name="P93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d41bf" style:text-blinking="false" fo:background-color="transparent" style:font-size-asian="12pt" style:font-style-asian="normal" style:font-size-complex="12pt" style:font-style-complex="normal"/>
    </style:style>
    <style:style style:name="P94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f2919" style:text-blinking="false" fo:background-color="transparent" style:font-size-asian="12pt" style:font-style-asian="normal" style:font-size-complex="12pt" style:font-style-complex="normal"/>
    </style:style>
    <style:style style:name="P95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031fd" style:text-blinking="false" fo:background-color="transparent" style:font-size-asian="12pt" style:font-style-asian="normal" style:font-size-complex="12pt" style:font-style-complex="normal"/>
    </style:style>
    <style:style style:name="P96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f1b6" style:text-blinking="false" fo:background-color="transparent" style:font-size-asian="12pt" style:font-style-asian="normal" style:font-size-complex="12pt" style:font-style-complex="normal"/>
    </style:style>
    <style:style style:name="P97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34e6" style:text-blinking="false" fo:background-color="transparent" style:font-size-asian="12pt" style:font-style-asian="normal" style:font-size-complex="12pt" style:font-style-complex="normal"/>
    </style:style>
    <style:style style:name="P98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d8d7c" style:text-blinking="false" fo:background-color="transparent" style:font-size-asian="12pt" style:font-style-asian="normal" style:font-size-complex="12pt" style:font-style-complex="normal"/>
    </style:style>
    <style:style style:name="P99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1e2c35" officeooo:paragraph-rsid="00bf2919" style:text-blinking="false" fo:background-color="transparent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031fd" style:text-blinking="false" fo:background-color="transparent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4f1b6" style:text-blinking="false" fo:background-color="transparent" style:font-size-asian="12pt" style:font-style-asian="normal" style:font-size-complex="12pt" style:font-style-complex="normal"/>
    </style:style>
    <style:style style:name="P102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c9084" style:text-blinking="false" fo:background-color="transparent" style:font-size-asian="12pt" style:font-size-complex="12pt"/>
    </style:style>
    <style:style style:name="P103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f2919" style:text-blinking="false" fo:background-color="transparent" style:font-size-asian="12pt" style:font-size-complex="12pt"/>
    </style:style>
    <style:style style:name="P104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450ecb" style:text-blinking="false" fo:background-color="transparent" style:font-size-asian="12pt" style:font-size-complex="12pt"/>
    </style:style>
    <style:style style:name="P105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d6a37" style:text-blinking="false" fo:background-color="transparent" style:font-size-asian="12pt" style:font-size-complex="12pt"/>
    </style:style>
    <style:style style:name="P106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ize-complex="12pt"/>
    </style:style>
    <style:style style:name="P107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5f4839" officeooo:paragraph-rsid="009cc775" style:text-blinking="false" fo:background-color="transparent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top="0in" fo:margin-bottom="0in" style:contextual-spacing="false" style:writing-mode="lr-tb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5f4839" officeooo:paragraph-rsid="00d2ff60" style:text-blinking="false" fo:background-color="transparent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top="0in" fo:margin-bottom="0in" style:contextual-spacing="false" style:writing-mode="lr-tb"/>
      <style:text-properties fo:color="#000000" fo:language="en" fo:country="US"/>
    </style:style>
    <style:style style:name="P110" style:family="paragraph" style:parent-style-name="Standard" style:list-style-name="L1">
      <style:paragraph-properties fo:margin-top="0in" fo:margin-bottom="0in" style:contextual-spacing="false" style:writing-mode="lr-tb"/>
      <style:text-properties fo:color="#000000" fo:language="en" fo:country="US" officeooo:paragraph-rsid="0104195b"/>
    </style:style>
    <style:style style:name="P111" style:family="paragraph" style:parent-style-name="Standard" style:list-style-name="L1">
      <style:paragraph-properties fo:margin-top="0in" fo:margin-bottom="0in" style:contextual-spacing="false" style:writing-mode="lr-tb"/>
      <style:text-properties fo:color="#000000" fo:language="en" fo:country="US" officeooo:paragraph-rsid="00d2ff60"/>
    </style:style>
    <style:style style:name="P112" style:family="paragraph" style:parent-style-name="Standard" style:list-style-name="L1">
      <style:paragraph-properties fo:margin-top="0in" fo:margin-bottom="0in" style:contextual-spacing="false" style:writing-mode="lr-tb"/>
      <style:text-properties style:font-name="Liberation Serif1" fo:font-size="12pt" fo:language="en" fo:country="US" officeooo:paragraph-rsid="00bf2919" style:font-size-asian="12pt" style:font-size-complex="12pt"/>
    </style:style>
    <style:style style:name="P113" style:family="paragraph" style:parent-style-name="Standard">
      <style:paragraph-properties fo:margin-top="0in" fo:margin-bottom="0in" style:contextual-spacing="false" style:writing-mode="lr-tb"/>
      <style:text-properties style:font-name="Liberation Serif1" fo:font-size="12pt" fo:language="en" fo:country="US" officeooo:paragraph-rsid="00bf2919" style:font-size-asian="12pt" style:font-size-complex="12pt"/>
    </style:style>
    <style:style style:name="P114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bf2919" style:text-blinking="false" fo:background-color="transparent" style:font-size-asian="12pt" style:font-style-asian="normal" style:font-size-complex="12pt" style:font-style-complex="normal"/>
    </style:style>
    <style:style style:name="P115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04195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1f9f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5808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d7acd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ce064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1">
      <style:paragraph-properties fo:margin-top="0in" fo:margin-bottom="0in" style:contextual-spacing="false" fo:break-before="pag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" style:master-page-name="">
      <style:paragraph-properties fo:margin-top="0in" fo:margin-bottom="0in" style:contextual-spacing="false" style:page-number="auto" fo:break-before="auto" fo:break-after="auto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104195b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" style:master-page-name="">
      <style:paragraph-properties fo:margin-top="0in" fo:margin-bottom="0in" style:contextual-spacing="false" style:page-number="auto" fo:break-before="auto" fo:break-after="auto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paragraph-rsid="00d2ff6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6c74d6" officeooo:paragraph-rsid="00bc908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934846" officeooo:paragraph-rsid="00bc9084" style:text-blinking="false" fo:background-color="transparent" style:font-size-asian="12pt" style:font-style-asian="normal" style:font-size-complex="12pt" style:font-style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none" fo:font-weight="normal" officeooo:rsid="006c74d6" officeooo:paragraph-rsid="00bc9084" style:text-blinking="false" fo:background-color="transparent" style:font-size-asian="12pt" style:font-style-asian="normal" style:font-size-complex="12pt" style:font-style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fo:font-variant="normal" fo:text-transform="none" fo:color="#000000" style:text-line-through-style="none" style:font-name="Liberation Serif1" fo:font-size="12pt" fo:language="en" fo:country="US" fo:font-style="normal" style:text-underline-style="solid" style:text-underline-width="auto" style:text-underline-color="font-color" fo:font-weight="normal" officeooo:rsid="006c74d6" officeooo:paragraph-rsid="00bc9084" style:text-blinking="false" fo:background-color="transparent" style:font-size-asian="12pt" style:font-style-asian="normal" style:font-size-complex="12pt" style:font-style-complex="normal"/>
    </style:style>
    <style:style style:name="P127" style:family="paragraph" style:parent-style-name="Standard" style:list-style-name="L1">
      <style:paragraph-properties fo:break-before="page"/>
      <style:text-properties fo:color="#000000" fo:language="en" fo:country="US" officeooo:paragraph-rsid="00bc9084"/>
    </style:style>
    <style:style style:name="P128" style:family="paragraph" style:parent-style-name="Table_20_Contents">
      <style:paragraph-properties fo:text-align="center" style:justify-single-word="false"/>
      <style:text-properties fo:color="#000000" fo:language="en" fo:country="US" officeooo:paragraph-rsid="00bc9084"/>
    </style:style>
    <style:style style:name="P129" style:family="paragraph" style:parent-style-name="Table_20_Contents">
      <style:paragraph-properties fo:text-align="center" style:justify-single-word="false"/>
      <style:text-properties fo:color="#000000" fo:language="en" fo:country="US" fo:font-style="normal" officeooo:paragraph-rsid="00bc9084" style:font-style-asian="normal" style:font-style-complex="normal"/>
    </style:style>
    <style:style style:name="P130" style:family="paragraph" style:parent-style-name="Table_20_Contents">
      <style:text-properties fo:color="#000000" fo:language="en" fo:country="US" officeooo:paragraph-rsid="00bc9084"/>
    </style:style>
    <style:style style:name="P131" style:family="paragraph" style:parent-style-name="Table_20_Contents">
      <style:text-properties fo:color="#000000" style:font-name="Liberation Serif1" fo:font-size="12pt" fo:language="en" fo:country="US" officeooo:paragraph-rsid="00c434e6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officeooo:rsid="0034c45d" style:text-blinking="false" fo:background-color="transparent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officeooo:rsid="001e2c35" style:text-blinking="false" fo:background-color="transparent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officeooo:rsid="0036182a" style:text-blinking="false" fo:background-color="transparent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officeooo:rsid="00bc9084" style:text-blinking="false"/>
    </style:style>
    <style:style style:name="T5" style:family="text">
      <style:text-properties fo:font-variant="normal" fo:text-transform="none" fo:color="#000000" style:text-line-through-style="none" officeooo:rsid="00232298" style:text-blinking="false"/>
    </style:style>
    <style:style style:name="T6" style:family="text">
      <style:text-properties fo:font-variant="normal" fo:text-transform="none" fo:color="#000000" style:text-line-through-style="none" officeooo:rsid="0107ef4b" style:text-blinking="false"/>
    </style:style>
    <style:style style:name="T7" style:family="text">
      <style:text-properties fo:font-variant="normal" fo:text-transform="none" fo:color="#000000" style:text-line-through-style="none" fo:font-style="italic" officeooo:rsid="00bc9084" style:text-blinking="false" style:font-style-asian="italic" style:font-style-complex="italic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36182a" style:text-blinking="false" fo:background-color="transparent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34c45d" style:text-blinking="false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style:text-line-through-style="none" style:font-name="Liberation Serif1" fo:font-size="12pt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0232298" style:text-blinking="false" fo:background-color="transparent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02b2c11" style:text-blinking="false" fo:background-color="transparent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03cebe0" style:text-blinking="false" fo:background-color="transparent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105a2fe" style:text-blinking="false" fo:background-color="transparent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0bc9084" style:text-blinking="false" fo:background-color="transparent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030ff77" style:text-blinking="false" fo:background-color="transparent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style:text-line-through-style="none" style:font-name="Liberation Serif1" fo:font-size="12pt" fo:font-style="normal" style:text-underline-style="none" fo:font-weight="normal" officeooo:rsid="00232298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font-name="Liberation Serif1" fo:font-size="12pt" fo:font-style="normal" style:text-underline-style="none" fo:font-weight="normal" style:text-blinking="false" fo:background-color="transparent" style:font-size-asian="12pt" style:font-size-complex="12pt"/>
    </style:style>
    <style:style style:name="T20" style:family="text">
      <style:text-properties fo:font-variant="normal" fo:text-transform="none" style:text-line-through-style="none" style:font-name="Liberation Serif1" fo:font-size="12pt" fo:font-style="normal" style:text-underline-style="none" style:text-blinking="false" fo:background-color="transparent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style:text-line-through-style="none" style:font-name="Liberation Serif1" fo:font-size="12pt" style:text-underline-style="none" fo:font-weight="normal" officeooo:rsid="0102df36" style:text-blinking="false" fo:background-color="transparent" style:font-size-asian="12pt" style:font-size-complex="12pt"/>
    </style:style>
    <style:style style:name="T22" style:family="text">
      <style:text-properties fo:font-variant="normal" fo:text-transform="none" style:text-line-through-style="none" style:font-name="Liberation Serif1" fo:font-size="12pt" style:text-underline-style="none" fo:font-weight="normal" officeooo:rsid="00232298" style:text-blinking="false" fo:background-color="transparent" style:font-size-asian="12pt" style:font-size-complex="12pt"/>
    </style:style>
    <style:style style:name="T23" style:family="text">
      <style:text-properties fo:font-variant="normal" fo:text-transform="none" style:text-line-through-style="none" style:font-name="Liberation Serif1" fo:font-size="12pt" style:text-underline-style="none" fo:font-weight="normal" officeooo:rsid="0030ff77" style:text-blinking="false" fo:background-color="transparent" style:font-size-asian="12pt" style:font-size-complex="12pt"/>
    </style:style>
    <style:style style:name="T24" style:family="text">
      <style:text-properties style:font-name="Liberation Serif1" fo:font-size="12pt" fo:font-style="normal" style:text-underline-style="none" fo:font-weight="bold" officeooo:rsid="00b0ae7e" fo:background-color="transparent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Liberation Serif1" fo:font-size="12pt" fo:font-style="normal" style:text-underline-style="none" fo:font-weight="normal" officeooo:rsid="00b0ae7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1" fo:font-size="12pt" style:text-underline-style="none" fo:font-weight="normal" officeooo:rsid="00bc9084" fo:background-color="transparent" style:font-size-asian="12pt" style:font-weight-asian="normal" style:font-size-complex="12pt" style:font-weight-complex="normal"/>
    </style:style>
    <style:style style:name="T27" style:family="text">
      <style:text-properties style:font-name="Liberation Serif1" style:text-underline-style="none" officeooo:rsid="00bc9084" fo:background-color="transparent"/>
    </style:style>
    <style:style style:name="T28" style:family="text">
      <style:text-properties fo:font-style="italic" officeooo:rsid="014f4f36" style:font-style-asian="italic" style:font-style-complex="italic"/>
    </style:style>
    <style:style style:name="T29" style:family="text">
      <style:text-properties officeooo:rsid="00b0ae7e"/>
    </style:style>
    <style:style style:name="T30" style:family="text">
      <style:text-properties fo:font-weight="bold" officeooo:rsid="00b0ae7e" style:font-weight-asian="bold" style:font-weight-complex="bold"/>
    </style:style>
    <style:style style:name="T31" style:family="text">
      <style:text-properties officeooo:rsid="002cae26"/>
    </style:style>
    <style:style style:name="T32" style:family="text">
      <style:text-properties officeooo:rsid="0100792b"/>
    </style:style>
    <style:style style:name="T33" style:family="text">
      <style:text-properties officeooo:rsid="00480301"/>
    </style:style>
    <style:style style:name="T3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000000" fo:font-size="15pt" style:font-size-asian="15pt" style:font-size-complex="15pt"/>
    </style:style>
    <style:style style:name="T36" style:family="text">
      <style:text-properties officeooo:rsid="00bc9084"/>
    </style:style>
    <style:style style:name="T37" style:family="text">
      <style:text-properties officeooo:rsid="0104195b"/>
    </style:style>
    <style:style style:name="T38" style:family="text">
      <style:text-properties officeooo:rsid="0105a2fe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101e044" style:font-style-asian="normal" style:font-style-complex="normal"/>
    </style:style>
    <style:style style:name="T41" style:family="text">
      <style:text-properties officeooo:rsid="014f4f36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144eb3c" style:font-weight-asian="normal" style:font-weight-complex="normal"/>
    </style:style>
    <style:style style:name="T44" style:family="text">
      <style:text-properties officeooo:rsid="00bf2919" style:font-weight-asian="normal" style:font-weight-complex="normal"/>
    </style:style>
    <style:style style:name="T45" style:family="text">
      <style:text-properties officeooo:rsid="003bc20c" style:font-weight-asian="normal" style:font-weight-complex="normal"/>
    </style:style>
    <style:style style:name="T46" style:family="text">
      <style:text-properties officeooo:rsid="010e16a6" style:font-weight-asian="normal" style:font-weight-complex="normal"/>
    </style:style>
    <style:style style:name="T47" style:family="text">
      <style:text-properties officeooo:rsid="00c4f1b6" style:font-weight-asian="normal" style:font-weight-complex="normal"/>
    </style:style>
    <style:style style:name="T48" style:family="text">
      <style:text-properties officeooo:rsid="012c6bb4" style:font-weight-asian="normal" style:font-weight-complex="normal"/>
    </style:style>
    <style:style style:name="T49" style:family="text">
      <style:text-properties officeooo:rsid="00d2ff60" style:font-weight-asian="normal" style:font-weight-complex="normal"/>
    </style:style>
    <style:style style:name="T50" style:family="text">
      <style:text-properties officeooo:rsid="010c7810"/>
    </style:style>
    <style:style style:name="T51" style:family="text">
      <style:text-properties officeooo:rsid="003bc20c" style:font-name-asian="Liberation Serif" style:font-weight-asian="normal" style:font-name-complex="Liberation Serif" style:font-weight-complex="normal"/>
    </style:style>
    <style:style style:name="T52" style:family="text">
      <style:text-properties officeooo:rsid="003bc20c" style:font-name-asian="Liberation Serif" style:font-name-complex="Liberation Serif"/>
    </style:style>
    <style:style style:name="T53" style:family="text">
      <style:text-properties officeooo:rsid="00c031fd" style:font-name-asian="Liberation Serif" style:font-name-complex="Liberation Serif"/>
    </style:style>
    <style:style style:name="T54" style:family="text">
      <style:text-properties officeooo:rsid="00c5808f" style:font-name-asian="Liberation Serif" style:font-name-complex="Liberation Serif"/>
    </style:style>
    <style:style style:name="T55" style:family="text">
      <style:text-properties officeooo:rsid="00c8f879" style:font-name-asian="Liberation Serif" style:font-name-complex="Liberation Serif"/>
    </style:style>
    <style:style style:name="T56" style:family="text">
      <style:text-properties officeooo:rsid="00cb210a" style:font-name-asian="Liberation Serif" style:font-name-complex="Liberation Serif"/>
    </style:style>
    <style:style style:name="T57" style:family="text">
      <style:text-properties officeooo:rsid="00232298" style:font-name-asian="Liberation Serif" style:font-name-complex="Liberation Serif"/>
    </style:style>
    <style:style style:name="T58" style:family="text">
      <style:text-properties officeooo:rsid="005f4839" style:font-name-asian="Liberation Serif" style:font-name-complex="Liberation Serif"/>
    </style:style>
    <style:style style:name="T59" style:family="text">
      <style:text-properties officeooo:rsid="00ae302c" style:font-name-asian="Liberation Serif" style:font-name-complex="Liberation Serif"/>
    </style:style>
    <style:style style:name="T60" style:family="text">
      <style:text-properties officeooo:rsid="00bbce58" style:font-name-asian="Liberation Serif" style:font-name-complex="Liberation Serif"/>
    </style:style>
    <style:style style:name="T61" style:family="text">
      <style:text-properties officeooo:rsid="012fc9a5" style:font-name-asian="Liberation Serif" style:font-name-complex="Liberation Serif"/>
    </style:style>
    <style:style style:name="T62" style:family="text">
      <style:text-properties officeooo:rsid="013164d7" style:font-name-asian="Liberation Serif" style:font-name-complex="Liberation Serif"/>
    </style:style>
    <style:style style:name="T63" style:family="text">
      <style:text-properties officeooo:rsid="01320d16" style:font-name-asian="Liberation Serif" style:font-name-complex="Liberation Serif"/>
    </style:style>
    <style:style style:name="T64" style:family="text">
      <style:text-properties officeooo:rsid="01347d76" style:font-name-asian="Liberation Serif" style:font-name-complex="Liberation Serif"/>
    </style:style>
    <style:style style:name="T65" style:family="text">
      <style:text-properties officeooo:rsid="0137ef29" style:font-name-asian="Liberation Serif" style:font-name-complex="Liberation Serif"/>
    </style:style>
    <style:style style:name="T66" style:family="text">
      <style:text-properties officeooo:rsid="0139b688" style:font-name-asian="Liberation Serif" style:font-name-complex="Liberation Serif"/>
    </style:style>
    <style:style style:name="T67" style:family="text">
      <style:text-properties officeooo:rsid="00d2ff60" style:font-name-asian="Liberation Serif" style:font-name-complex="Liberation Serif"/>
    </style:style>
    <style:style style:name="T68" style:family="text">
      <style:text-properties officeooo:rsid="00bc9084" style:font-name-asian="Liberation Serif" style:font-style-asian="normal" style:font-name-complex="Liberation Serif" style:font-style-complex="normal"/>
    </style:style>
    <style:style style:name="T69" style:family="text">
      <style:text-properties officeooo:rsid="003bc20c" style:font-name-asian="Liberation Serif" style:font-style-asian="normal" style:font-weight-asian="normal" style:font-name-complex="Liberation Serif" style:font-style-complex="normal" style:font-weight-complex="normal"/>
    </style:style>
    <style:style style:name="T70" style:family="text">
      <style:text-properties officeooo:rsid="0132b10a" style:font-name-asian="Liberation Serif" style:font-style-asian="normal" style:font-weight-asian="normal" style:font-name-complex="Liberation Serif" style:font-style-complex="normal" style:font-weight-complex="normal"/>
    </style:style>
    <style:style style:name="T71" style:family="text">
      <style:text-properties officeooo:rsid="00cc128f" style:font-name-asian="Liberation Serif" style:font-style-asian="normal" style:font-weight-asian="normal" style:font-name-complex="Liberation Serif" style:font-style-complex="normal" style:font-weight-complex="normal"/>
    </style:style>
    <style:style style:name="T72" style:family="text">
      <style:text-properties officeooo:rsid="01362a3c" style:font-name-asian="Liberation Serif" style:font-style-asian="normal" style:font-weight-asian="normal" style:font-name-complex="Liberation Serif" style:font-style-complex="normal" style:font-weight-complex="normal"/>
    </style:style>
    <style:style style:name="T73" style:family="text">
      <style:text-properties officeooo:rsid="00d2ff60" style:font-name-asian="Liberation Serif" style:font-style-asian="normal" style:font-weight-asian="normal" style:font-name-complex="Liberation Serif" style:font-style-complex="normal" style:font-weight-complex="normal"/>
    </style:style>
    <style:style style:name="T74" style:family="text">
      <style:text-properties style:font-style-asian="normal" style:font-style-complex="normal"/>
    </style:style>
    <style:style style:name="T75" style:family="text">
      <style:text-properties officeooo:rsid="00bc9084" style:font-style-asian="normal" style:font-style-complex="normal"/>
    </style:style>
    <style:style style:name="T76" style:family="text">
      <style:text-properties officeooo:rsid="00232298" style:font-style-asian="normal" style:font-style-complex="normal"/>
    </style:style>
    <style:style style:name="T77" style:family="text">
      <style:text-properties officeooo:rsid="014ba731" style:font-style-asian="normal" style:font-style-complex="normal"/>
    </style:style>
    <style:style style:name="T78" style:family="text">
      <style:text-properties officeooo:rsid="0116bbc7" style:font-style-asian="normal" style:font-style-complex="normal"/>
    </style:style>
    <style:style style:name="T79" style:family="text">
      <style:text-properties officeooo:rsid="00d07100" style:font-style-asian="normal" style:font-style-complex="normal"/>
    </style:style>
    <style:style style:name="T80" style:family="text">
      <style:text-properties officeooo:rsid="011b0d03" style:font-style-asian="normal" style:font-style-complex="normal"/>
    </style:style>
    <style:style style:name="T81" style:family="text">
      <style:text-properties officeooo:rsid="0014c84b" style:font-style-asian="normal" style:font-style-complex="normal"/>
    </style:style>
    <style:style style:name="T82" style:family="text">
      <style:text-properties officeooo:rsid="0117a8f1" style:font-style-asian="normal" style:font-style-complex="normal"/>
    </style:style>
    <style:style style:name="T83" style:family="text">
      <style:text-properties style:font-style-asian="normal" style:font-weight-asian="normal" style:font-style-complex="normal" style:font-weight-complex="normal"/>
    </style:style>
    <style:style style:name="T84" style:family="text">
      <style:text-properties officeooo:rsid="003bc20c" style:font-style-asian="normal" style:font-weight-asian="normal" style:font-style-complex="normal" style:font-weight-complex="normal"/>
    </style:style>
    <style:style style:name="T85" style:family="text">
      <style:text-properties officeooo:rsid="00bc9084" style:font-style-asian="normal" style:font-weight-asian="normal" style:font-style-complex="normal" style:font-weight-complex="normal"/>
    </style:style>
    <style:style style:name="T86" style:family="text">
      <style:text-properties officeooo:rsid="01454bbf" style:font-style-asian="normal" style:font-weight-asian="normal" style:font-style-complex="normal" style:font-weight-complex="normal"/>
    </style:style>
    <style:style style:name="T87" style:family="text">
      <style:text-properties officeooo:rsid="0146f19a" style:font-style-asian="normal" style:font-weight-asian="normal" style:font-style-complex="normal" style:font-weight-complex="normal"/>
    </style:style>
    <style:style style:name="T88" style:family="text">
      <style:text-properties officeooo:rsid="00232298" style:font-style-asian="normal" style:font-weight-asian="normal" style:font-style-complex="normal" style:font-weight-complex="normal"/>
    </style:style>
    <style:style style:name="T89" style:family="text">
      <style:text-properties officeooo:rsid="00d5f968" style:font-style-asian="normal" style:font-weight-asian="normal" style:font-style-complex="normal" style:font-weight-complex="normal"/>
    </style:style>
    <style:style style:name="T90" style:family="text">
      <style:text-properties officeooo:rsid="00d107bf" style:font-style-asian="normal" style:font-weight-asian="normal" style:font-style-complex="normal" style:font-weight-complex="normal"/>
    </style:style>
    <style:style style:name="T91" style:family="text">
      <style:text-properties officeooo:rsid="0100f604" style:font-style-asian="normal" style:font-weight-asian="normal" style:font-style-complex="normal" style:font-weight-complex="normal"/>
    </style:style>
    <style:style style:name="T92" style:family="text">
      <style:text-properties officeooo:rsid="007e40e6" style:font-style-asian="normal" style:font-weight-asian="normal" style:font-style-complex="normal" style:font-weight-complex="normal"/>
    </style:style>
    <style:style style:name="T93" style:family="text">
      <style:text-properties officeooo:rsid="010e16a6" style:font-style-asian="normal" style:font-weight-asian="normal" style:font-style-complex="normal" style:font-weight-complex="normal"/>
    </style:style>
    <style:style style:name="T94" style:family="text">
      <style:text-properties officeooo:rsid="00c1f9ff" style:font-style-asian="normal" style:font-weight-asian="normal" style:font-style-complex="normal" style:font-weight-complex="normal"/>
    </style:style>
    <style:style style:name="T95" style:family="text">
      <style:text-properties officeooo:rsid="01433707" style:font-style-asian="normal" style:font-weight-asian="normal" style:font-style-complex="normal" style:font-weight-complex="normal"/>
    </style:style>
    <style:style style:name="T96" style:family="text">
      <style:text-properties officeooo:rsid="0122ca83" style:font-style-asian="normal" style:font-weight-asian="normal" style:font-style-complex="normal" style:font-weight-complex="normal"/>
    </style:style>
    <style:style style:name="T97" style:family="text">
      <style:text-properties officeooo:rsid="00c434e6" style:font-style-asian="normal" style:font-weight-asian="normal" style:font-style-complex="normal" style:font-weight-complex="normal"/>
    </style:style>
    <style:style style:name="T98" style:family="text">
      <style:text-properties officeooo:rsid="00c32ef0" style:font-style-asian="normal" style:font-weight-asian="normal" style:font-style-complex="normal" style:font-weight-complex="normal"/>
    </style:style>
    <style:style style:name="T99" style:family="text">
      <style:text-properties officeooo:rsid="012ab66a" style:font-style-asian="normal" style:font-weight-asian="normal" style:font-style-complex="normal" style:font-weight-complex="normal"/>
    </style:style>
    <style:style style:name="T100" style:family="text">
      <style:text-properties officeooo:rsid="00cfd5fa" style:font-style-asian="normal" style:font-weight-asian="normal" style:font-style-complex="normal" style:font-weight-complex="normal"/>
    </style:style>
    <style:style style:name="T101" style:family="text">
      <style:text-properties officeooo:rsid="0132b10a" style:font-style-asian="normal" style:font-weight-asian="normal" style:font-style-complex="normal" style:font-weight-complex="normal"/>
    </style:style>
    <style:style style:name="T102" style:family="text">
      <style:text-properties officeooo:rsid="01362a3c" style:font-style-asian="normal" style:font-weight-asian="normal" style:font-style-complex="normal" style:font-weight-complex="normal"/>
    </style:style>
    <style:style style:name="T103" style:family="text">
      <style:text-properties officeooo:rsid="0137ef29" style:font-style-asian="normal" style:font-weight-asian="normal" style:font-style-complex="normal" style:font-weight-complex="normal"/>
    </style:style>
    <style:style style:name="T104" style:family="text">
      <style:text-properties officeooo:rsid="01450ecb" style:font-style-asian="normal" style:font-weight-asian="normal" style:font-style-complex="normal" style:font-weight-complex="normal"/>
    </style:style>
    <style:style style:name="T105" style:family="text">
      <style:text-properties officeooo:rsid="00d2ff60" style:font-style-asian="normal" style:font-weight-asian="normal" style:font-style-complex="normal" style:font-weight-complex="normal"/>
    </style:style>
    <style:style style:name="T106" style:family="text">
      <style:text-properties officeooo:rsid="0147d990"/>
    </style:style>
    <style:style style:name="T107" style:family="text">
      <style:text-properties officeooo:rsid="014aefc2"/>
    </style:style>
    <style:style style:name="T108" style:family="text">
      <style:text-properties officeooo:rsid="003bc20c"/>
    </style:style>
    <style:style style:name="T109" style:family="text">
      <style:text-properties officeooo:rsid="00232298"/>
    </style:style>
    <style:style style:name="T110" style:family="text">
      <style:text-properties officeooo:rsid="002b2c11"/>
    </style:style>
    <style:style style:name="T111" style:family="text">
      <style:text-properties officeooo:rsid="00c7b2e6"/>
    </style:style>
    <style:style style:name="T112" style:family="text">
      <style:text-properties officeooo:rsid="00c9456f"/>
    </style:style>
    <style:style style:name="T113" style:family="text">
      <style:text-properties officeooo:rsid="010d2cd5"/>
    </style:style>
    <style:style style:name="T114" style:family="text">
      <style:text-properties officeooo:rsid="00bd41bf"/>
    </style:style>
    <style:style style:name="T115" style:family="text">
      <style:text-properties officeooo:rsid="00bf2919"/>
    </style:style>
    <style:style style:name="T116" style:family="text">
      <style:text-properties officeooo:rsid="0076e173"/>
    </style:style>
    <style:style style:name="T117" style:family="text">
      <style:text-properties officeooo:rsid="0019341b"/>
    </style:style>
    <style:style style:name="T118" style:family="text">
      <style:text-properties officeooo:rsid="00221101"/>
    </style:style>
    <style:style style:name="T119" style:family="text">
      <style:text-properties officeooo:rsid="001e2c35"/>
    </style:style>
    <style:style style:name="T120" style:family="text">
      <style:text-properties style:font-name="Liberation Serif" officeooo:rsid="00bf2919" style:font-name-asian="Liberation Serif" style:font-weight-asian="normal" style:font-name-complex="Liberation Serif" style:font-weight-complex="normal"/>
    </style:style>
    <style:style style:name="T121" style:family="text">
      <style:text-properties style:font-name="Liberation Serif" officeooo:rsid="005f4839" style:font-name-asian="Liberation Serif" style:font-name-complex="Liberation Serif"/>
    </style:style>
    <style:style style:name="T122" style:family="text">
      <style:text-properties style:font-name="Liberation Serif" officeooo:rsid="00c7009d" style:font-name-asian="Liberation Serif" style:font-name-complex="Liberation Serif"/>
    </style:style>
    <style:style style:name="T123" style:family="text">
      <style:text-properties style:font-name="Liberation Serif" officeooo:rsid="00cd7acd" style:font-name-asian="Liberation Serif" style:font-name-complex="Liberation Serif"/>
    </style:style>
    <style:style style:name="T124" style:family="text">
      <style:text-properties style:font-name="Liberation Serif" officeooo:rsid="00ad72b6" style:font-name-asian="Liberation Serif" style:font-name-complex="Liberation Serif"/>
    </style:style>
    <style:style style:name="T125" style:family="text">
      <style:text-properties style:font-name="Liberation Serif" officeooo:rsid="00bbce58" style:font-name-asian="Liberation Serif" style:font-name-complex="Liberation Serif"/>
    </style:style>
    <style:style style:name="T126" style:family="text">
      <style:text-properties style:font-name="Liberation Serif" officeooo:rsid="00ce064a" style:font-name-asian="Liberation Serif" style:font-name-complex="Liberation Serif"/>
    </style:style>
    <style:style style:name="T127" style:family="text">
      <style:text-properties style:font-name="Liberation Serif" officeooo:rsid="0090f19d" style:font-name-asian="Liberation Serif" style:font-name-complex="Liberation Serif"/>
    </style:style>
    <style:style style:name="T128" style:family="text">
      <style:text-properties style:font-name="Liberation Serif" officeooo:rsid="00d2ff60" style:font-name-asian="Liberation Serif" style:font-name-complex="Liberation Serif"/>
    </style:style>
    <style:style style:name="T129" style:family="text">
      <style:text-properties officeooo:rsid="0037eeda"/>
    </style:style>
    <style:style style:name="T130" style:family="text">
      <style:text-properties officeooo:rsid="003b0892"/>
    </style:style>
    <style:style style:name="T131" style:family="text">
      <style:text-properties officeooo:rsid="003c6bd5"/>
    </style:style>
    <style:style style:name="T132" style:family="text">
      <style:text-properties officeooo:rsid="0034c45d"/>
    </style:style>
    <style:style style:name="T133" style:family="text">
      <style:text-properties officeooo:rsid="0036182a"/>
    </style:style>
    <style:style style:name="T134" style:family="text">
      <style:text-properties officeooo:rsid="00c031fd"/>
    </style:style>
    <style:style style:name="T135" style:family="text">
      <style:text-properties officeooo:rsid="010e16a6"/>
    </style:style>
    <style:style style:name="T136" style:family="text">
      <style:text-properties officeooo:rsid="00c1f9ff"/>
    </style:style>
    <style:style style:name="T137" style:family="text">
      <style:text-properties officeooo:rsid="00c32ef0"/>
    </style:style>
    <style:style style:name="T138" style:family="text">
      <style:text-properties officeooo:rsid="011fb6a7"/>
    </style:style>
    <style:style style:name="T139" style:family="text">
      <style:text-properties officeooo:rsid="01433707"/>
    </style:style>
    <style:style style:name="T140" style:family="text">
      <style:text-properties officeooo:rsid="003e4c99"/>
    </style:style>
    <style:style style:name="T141" style:family="text">
      <style:text-properties officeooo:rsid="00c6b89a"/>
    </style:style>
    <style:style style:name="T142" style:family="text">
      <style:text-properties officeooo:rsid="00805717"/>
    </style:style>
    <style:style style:name="T143" style:family="text">
      <style:text-properties officeooo:rsid="0085a001"/>
    </style:style>
    <style:style style:name="T144" style:family="text">
      <style:text-properties officeooo:rsid="00f0e658"/>
    </style:style>
    <style:style style:name="T145" style:family="text">
      <style:text-properties officeooo:rsid="00ca4ba3"/>
    </style:style>
    <style:style style:name="T146" style:family="text">
      <style:text-properties officeooo:rsid="00dd47c9"/>
    </style:style>
    <style:style style:name="T147" style:family="text">
      <style:text-properties officeooo:rsid="008c24d0"/>
    </style:style>
    <style:style style:name="T148" style:family="text">
      <style:text-properties officeooo:rsid="008c4610"/>
    </style:style>
    <style:style style:name="T149" style:family="text">
      <style:text-properties officeooo:rsid="0013a2b8"/>
    </style:style>
    <style:style style:name="T150" style:family="text">
      <style:text-properties officeooo:rsid="00cd7acd"/>
    </style:style>
    <style:style style:name="T151" style:family="text">
      <style:text-properties officeooo:rsid="008cfbbd"/>
    </style:style>
    <style:style style:name="T152" style:family="text">
      <style:text-properties officeooo:rsid="012dd700"/>
    </style:style>
    <style:style style:name="T153" style:family="text">
      <style:text-properties officeooo:rsid="00cfd5fa"/>
    </style:style>
    <style:style style:name="T154" style:family="text">
      <style:text-properties officeooo:rsid="00e3f720"/>
    </style:style>
    <style:style style:name="T155" style:family="text">
      <style:text-properties officeooo:rsid="012ab66a"/>
    </style:style>
    <style:style style:name="T156" style:family="text">
      <style:text-properties officeooo:rsid="0139b688"/>
    </style:style>
    <style:style style:name="T157" style:family="text">
      <style:text-properties officeooo:rsid="00907d57"/>
    </style:style>
    <style:style style:name="T158" style:family="text">
      <style:text-properties officeooo:rsid="00928fc3"/>
    </style:style>
    <style:style style:name="T159" style:family="text">
      <style:text-properties officeooo:rsid="0092d0e5"/>
    </style:style>
    <style:style style:name="T160" style:family="text">
      <style:text-properties officeooo:rsid="00978376"/>
    </style:style>
    <style:style style:name="T161" style:family="text">
      <style:text-properties officeooo:rsid="012fc9a5"/>
    </style:style>
    <style:style style:name="T162" style:family="text">
      <style:text-properties officeooo:rsid="001b0677"/>
    </style:style>
    <style:style style:name="T163" style:family="text">
      <style:text-properties officeooo:rsid="004b4aee"/>
    </style:style>
    <style:style style:name="T164" style:family="text">
      <style:text-properties officeooo:rsid="004a78f2"/>
    </style:style>
    <style:style style:name="T165" style:family="text">
      <style:text-properties officeooo:rsid="004d286d"/>
    </style:style>
    <style:style style:name="T166" style:family="text">
      <style:text-properties officeooo:rsid="004d3246"/>
    </style:style>
    <style:style style:name="T167" style:family="text">
      <style:text-properties officeooo:rsid="00aa194d"/>
    </style:style>
    <style:style style:name="T168" style:family="text">
      <style:text-properties officeooo:rsid="001cffac"/>
    </style:style>
    <style:style style:name="T169" style:family="text">
      <style:text-properties officeooo:rsid="00ac63c7"/>
    </style:style>
    <style:style style:name="T170" style:family="text">
      <style:text-properties officeooo:rsid="00c2bdf8"/>
    </style:style>
    <style:style style:name="T171" style:family="text">
      <style:text-properties officeooo:rsid="0060350f"/>
    </style:style>
    <style:style style:name="T172" style:family="text">
      <style:text-properties officeooo:rsid="01320d16"/>
    </style:style>
    <style:style style:name="T173" style:family="text">
      <style:text-properties officeooo:rsid="0132a04d"/>
    </style:style>
    <style:style style:name="T174" style:family="text">
      <style:text-properties officeooo:rsid="009d9e32"/>
    </style:style>
    <style:style style:name="T175" style:family="text">
      <style:text-properties officeooo:rsid="01347d76"/>
    </style:style>
    <style:style style:name="T176" style:family="text">
      <style:text-properties officeooo:rsid="0134a5aa"/>
    </style:style>
    <style:style style:name="T177" style:family="text">
      <style:text-properties officeooo:rsid="00946061"/>
    </style:style>
    <style:style style:name="T178" style:family="text">
      <style:text-properties officeooo:rsid="009b31d1"/>
    </style:style>
    <style:style style:name="T179" style:family="text">
      <style:text-properties officeooo:rsid="01362a3c"/>
    </style:style>
    <style:style style:name="T180" style:family="text">
      <style:text-properties officeooo:rsid="0137ef29"/>
    </style:style>
    <style:style style:name="T181" style:family="text">
      <style:text-properties officeooo:rsid="01450ecb"/>
    </style:style>
    <style:style style:name="T182" style:family="text">
      <style:text-properties officeooo:rsid="00d2ff60"/>
    </style:style>
    <text:list-style style:name="L1">
      <text:list-level-style-bullet text:level="1" text:style-name="Bullet_20_Symbols" text:bullet-char="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❸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❹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❽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❾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⓿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number text:level="1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27">Punctuation</text:span></text:p>
      <text:p text:style-name="P44"><text:span text:style-name="T35"/></text:p>
      <text:p text:style-name="P44"><text:span text:style-name="T34">Index</text:span></text:p>
      <table:table table:name="Index" table:style-name="Index">
        <table:table-column table:style-name="Index.A"/>
        <table:table-column table:style-name="Index.B"/>
        <table:table-row>
          <table:table-cell table:style-name="Index.A1" office:value-type="string">
            <text:p text:style-name="P35"><text:tab/><text:span text:style-name="T12">⟦</text:span><text:span text:style-name="T31">Name</text:span><text:span text:style-name="T12">⟧</text:span><text:span text:style-name="T31"><text:tab/><text:tab/>(</text:span><text:span text:style-name="T18">⟦</text:span><text:span text:style-name="T31">Symbol</text:span><text:span text:style-name="T12">⟧</text:span><text:span text:style-name="T31">)</text:span></text:p>
            <text:list xml:id="list5017021069166803952" text:style-name="L1">
              <text:list-item>
                <text:p text:style-name="P36">Ampersand <text:tab/><text:tab/>(&amp;)</text:p>
              </text:list-item>
              <text:list-item>
                <text:p text:style-name="P36">Apostrophe <text:tab/><text:tab/>(’)</text:p>
              </text:list-item>
              <text:list-item>
                <text:p text:style-name="P36">Asterisk<text:tab/> <text:tab/>(*, <text:span text:style-name="T19">⁎</text:span>)</text:p>
              </text:list-item>
              <text:list-item>
                <text:p text:style-name="P36">At Sigh <text:tab/><text:tab/>(@)</text:p>
              </text:list-item>
            </text:list>
            <text:p text:style-name="P35"/>
            <text:list xml:id="list22238948" text:continue-numbering="true" text:style-name="L1">
              <text:list-item>
                <text:p text:style-name="P36">Brackets<text:tab/> <text:tab/>([], (), <text:span text:style-name="T32">&lt;&gt;</text:span>…)</text:p>
              </text:list-item>
              <text:list-item>
                <text:p text:style-name="P36">Bullet <text:tab/><text:tab/><text:tab/>(•, …)</text:p>
              </text:list-item>
            </text:list>
            <text:p text:style-name="P35"/>
            <text:list xml:id="list22241088" text:continue-numbering="true" text:style-name="L1">
              <text:list-item>
                <text:p text:style-name="P36">Caret <text:tab/><text:tab/><text:tab/>(^)</text:p>
              </text:list-item>
              <text:list-item>
                <text:p text:style-name="P36">Colon <text:tab/><text:tab/><text:tab/>(:)</text:p>
              </text:list-item>
              <text:list-item>
                <text:p text:style-name="P36">Comma<text:tab/> <text:tab/>(,)</text:p>
              </text:list-item>
              <text:list-item>
                <text:p text:style-name="P36">Copyright <text:tab/><text:tab/>(©)</text:p>
              </text:list-item>
              <text:list-item>
                <text:p text:style-name="P36">Currency<text:tab/><text:tab/>(¤)</text:p>
              </text:list-item>
            </text:list>
            <text:p text:style-name="P35"/>
            <text:list xml:id="list22220845" text:continue-numbering="true" text:style-name="L1">
              <text:list-item>
                <text:p text:style-name="P36">Dagger<text:tab/><text:tab/>(†, ‡)</text:p>
              </text:list-item>
              <text:list-item>
                <text:p text:style-name="P36">Dash<text:tab/><text:tab/><text:tab/>(—, – )</text:p>
              </text:list-item>
              <text:list-item>
                <text:p text:style-name="P36">Degree<text:tab/><text:tab/><text:tab/>(°)</text:p>
              </text:list-item>
            </text:list>
            <text:p text:style-name="P35"/>
            <text:list xml:id="list22216726" text:continue-numbering="true" text:style-name="L1">
              <text:list-item>
                <text:p text:style-name="P36">Ellipsis<text:tab/><text:tab/>(…)</text:p>
              </text:list-item>
              <text:list-item>
                <text:p text:style-name="P36">Exclamation Mark<text:tab/>(!)</text:p>
                <text:list>
                  <text:list-item>
                    <text:list>
                      <text:list-item>
                        <text:p text:style-name="P36">Inverted<text:tab/>(¡)</text:p>
                      </text:list-item>
                    </text:list>
                  </text:list-item>
                </text:list>
              </text:list-item>
              <text:list-item>
                <text:p text:style-name="P37"><text:span text:style-name="T25">Guillemets</text:span><text:span text:style-name="T24"><text:tab/></text:span><text:span text:style-name="T25"><text:tab/>(«, »)</text:span></text:p>
              </text:list-item>
            </text:list>
            <text:p text:style-name="P42"><text:span text:style-name="T30"/></text:p>
            <text:p text:style-name="P35"/>
          </table:table-cell>
          <table:table-cell table:style-name="Index.B1" office:value-type="string">
            <text:p text:style-name="P35"><text:tab/><text:span text:style-name="T12">⟦</text:span><text:span text:style-name="T31">Name</text:span><text:span text:style-name="T12">⟧</text:span><text:span text:style-name="T31"><text:tab/><text:tab/>(</text:span><text:span text:style-name="T18">⟦</text:span><text:span text:style-name="T31">Symbol</text:span><text:span text:style-name="T12">⟧</text:span><text:span text:style-name="T31">)</text:span></text:p>
            <text:list xml:id="list22234691" text:continue-numbering="true" text:style-name="L1">
              <text:list-item>
                <text:p text:style-name="P36">Hyphen<text:tab/><text:tab/>(-)</text:p>
              </text:list-item>
            </text:list>
            <text:p text:style-name="P35"/>
            <text:list xml:id="list22222913" text:continue-numbering="true" text:style-name="L1">
              <text:list-item>
                <text:p text:style-name="P36">Interpunct<text:tab/><text:tab/>(·)</text:p>
              </text:list-item>
              <text:list-item>
                <text:p text:style-name="P36">Interrobang<text:tab/><text:tab/>(‽)</text:p>
              </text:list-item>
            </text:list>
            <text:p text:style-name="P35"/>
            <text:list xml:id="list22233640" text:continue-numbering="true" text:style-name="L1">
              <text:list-item>
                <text:p text:style-name="P36">Parts Per<text:tab/><text:tab/>(%, ‰, ‱)</text:p>
              </text:list-item>
              <text:list-item>
                <text:p text:style-name="P36">Period<text:tab/><text:tab/><text:tab/>(.)</text:p>
              </text:list-item>
              <text:list-item>
                <text:p text:style-name="P36">Phonorecord<text:tab/><text:tab/>(℗)</text:p>
              </text:list-item>
              <text:list-item>
                <text:p text:style-name="P36">Pilcrow <text:tab/><text:tab/>(¶)</text:p>
              </text:list-item>
              <text:list-item>
                <text:p text:style-name="P36"><text:span text:style-name="T33">Pipe</text:span><text:span text:style-name="T31"><text:tab/><text:tab/><text:tab/></text:span><text:span text:style-name="T33">(|,)</text:span></text:p>
              </text:list-item>
              <text:list-item>
                <text:p text:style-name="P36">Pound<text:tab/><text:tab/><text:tab/>(#)</text:p>
              </text:list-item>
            </text:list>
            <text:p text:style-name="P35"/>
            <text:list xml:id="list22248572" text:continue-numbering="true" text:style-name="L1">
              <text:list-item>
                <text:p text:style-name="P36">Question Mark<text:tab/>(?)</text:p>
                <text:list>
                  <text:list-item>
                    <text:list>
                      <text:list-item>
                        <text:p text:style-name="P36">Inverted<text:tab/>(¿)</text:p>
                      </text:list-item>
                    </text:list>
                  </text:list-item>
                </text:list>
              </text:list-item>
              <text:list-item>
                <text:p text:style-name="P36">Quotation Marks<text:tab/>(‘’, “”)</text:p>
                <text:list>
                  <text:list-item>
                    <text:list>
                      <text:list-item>
                        <text:p text:style-name="P36">Ditto<text:tab/><text:tab/>(″)</text:p>
                      </text:list-item>
                    </text:list>
                  </text:list-item>
                </text:list>
              </text:list-item>
            </text:list>
            <text:p text:style-name="P35"/>
            <text:list xml:id="list22224467" text:continue-numbering="true" text:style-name="L1">
              <text:list-item>
                <text:p text:style-name="P36">Section Sign<text:tab/><text:tab/>(§)</text:p>
              </text:list-item>
              <text:list-item>
                <text:p text:style-name="P36">Semicolon<text:tab/><text:tab/>(;)</text:p>
              </text:list-item>
              <text:list-item>
                <text:p text:style-name="P36">Slash<text:tab/><text:tab/><text:tab/>(/)</text:p>
                <text:list>
                  <text:list-item>
                    <text:list>
                      <text:list-item>
                        <text:p text:style-name="P36">Backslash<text:tab/>(\)</text:p>
                      </text:list-item>
                    </text:list>
                  </text:list-item>
                </text:list>
              </text:list-item>
            </text:list>
            <text:p text:style-name="P35"/>
            <text:list xml:id="list22223748" text:continue-numbering="true" text:style-name="L1">
              <text:list-item>
                <text:p text:style-name="P36">Tilde<text:tab/><text:tab/><text:tab/>(~)</text:p>
              </text:list-item>
              <text:list-item>
                <text:p text:style-name="P36">Trademark<text:tab/><text:tab/>(™)</text:p>
                <text:list>
                  <text:list-item>
                    <text:list>
                      <text:list-item>
                        <text:p text:style-name="P36">Registered<text:tab/>(®)</text:p>
                      </text:list-item>
                    </text:list>
                  </text:list-item>
                </text:list>
              </text:list-item>
            </text:list>
            <text:p text:style-name="P35"/>
            <text:list xml:id="list22232131" text:continue-numbering="true" text:style-name="L1">
              <text:list-item>
                <text:p text:style-name="P37"><text:span text:style-name="T25">Underscore</text:span><text:span text:style-name="T24"><text:tab/></text:span><text:span text:style-name="T25"><text:tab/>(_)</text:span></text:p>
              </text:list-item>
            </text:list>
          </table:table-cell>
        </table:table-row>
      </table:table>
      <text:p text:style-name="P35"/>
      <text:p text:style-name="P35">Recommend <text:span text:style-name="T12">⟦</text:span><text:span text:style-name="T13">C</text:span><text:span text:style-name="T14">trl</text:span><text:span text:style-name="T12">⟧</text:span> + <text:span text:style-name="T12">⟦</text:span><text:span text:style-name="T14">f</text:span><text:span text:style-name="T12">⟧</text:span></text:p>
      <text:p text:style-name="P124"/>
      <text:p text:style-name="P126">Read Through Twice</text:p>
      <text:p text:style-name="P125"/>
      <text:p text:style-name="P123"><text:span text:style-name="T29"/></text:p>
      <text:list xml:id="list22220742" text:continue-numbering="true" text:style-name="L1">
        <text:list-item>
          <text:p text:style-name="P127">Ampersand (&amp;)</text:p>
          <text:list>
            <text:list-item>
              <text:p text:style-name="P36"><text:span text:style-name="T16">Implies </text:span><text:span text:style-name="T12">⟦</text:span><text:span text:style-name="T15">and</text:span><text:span text:style-name="T12">⟧</text:span></text:p>
            </text:list-item>
            <text:list-item>
              <text:p text:style-name="P36">Logogram for the Latin “et”</text:p>
            </text:list-item>
            <text:list-item>
              <text:p text:style-name="P36"><text:span text:style-name="T40">More acceptable in grouped phrases</text:span></text:p>
            </text:list-item>
          </text:list>
        </text:list-item>
      </text:list>
      <text:p text:style-name="P39"/>
      <text:list xml:id="list22231025" text:continue-numbering="true" text:style-name="L1">
        <text:list-item>
          <text:p text:style-name="P38">Apostrophe (’)</text:p>
          <text:list>
            <text:list-item>
              <text:p text:style-name="P38"><text:span text:style-name="T21">A.K.A.</text:span></text:p>
              <text:list>
                <text:list-item>
                  <text:p text:style-name="P38"><text:span text:style-name="T21">Inverted Commas</text:span></text:p>
                </text:list-item>
              </text:list>
            </text:list-item>
            <text:list-item>
              <text:p text:style-name="P38"><text:span text:style-name="T36">Implies </text:span>Possession</text:p>
              <text:list>
                <text:list-item>
                  <text:p text:style-name="P40"><text:span text:style-name="T26">Nouns &amp; (Non-Personal) Pronouns</text:span></text:p>
                </text:list-item>
              </text:list>
            </text:list-item>
          </text:list>
        </text:list-item>
      </text:list>
      <table:table table:name="SimpleApostrophe" table:style-name="SimpleApostrophe">
        <table:table-column table:style-name="SimpleApostrophe.A"/>
        <table:table-column table:style-name="SimpleApostrophe.B"/>
        <table:table-column table:style-name="SimpleApostrophe.C"/>
        <table:table-row>
          <table:table-cell table:style-name="SimpleApostrophe.A1" office:value-type="string">
            <text:p text:style-name="P39">Not /s/, /z/, or /sh/ End</text:p>
          </table:table-cell>
          <table:table-cell table:style-name="SimpleApostrophe.A1" office:value-type="string">
            <text:p text:style-name="P39">/s/, /z/, or /sh/ End</text:p>
          </table:table-cell>
          <table:table-cell table:style-name="SimpleApostrophe.C1" office:value-type="string">
            <text:p text:style-name="P35"/>
          </table:table-cell>
        </table:table-row>
        <table:table-row>
          <table:table-cell table:style-name="SimpleApostrophe.A2" office:value-type="string">
            <text:p text:style-name="P128"><text:span text:style-name="T12">⟦</text:span><text:span text:style-name="T17">Possessor</text:span><text:span text:style-name="T12">⟧</text:span><text:span text:style-name="T39">’</text:span>s </text:p>
          </table:table-cell>
          <table:table-cell table:style-name="SimpleApostrophe.A2" office:value-type="string">
            <text:p text:style-name="P128"><text:span text:style-name="T12">⟦</text:span><text:span text:style-name="T17">Possessor</text:span><text:span text:style-name="T12">⟧</text:span><text:span text:style-name="T39">’</text:span>s</text:p>
          </table:table-cell>
          <table:table-cell table:style-name="SimpleApostrophe.C2" office:value-type="string">
            <text:p text:style-name="P130">Singular</text:p>
          </table:table-cell>
        </table:table-row>
        <table:table-row>
          <table:table-cell table:style-name="SimpleApostrophe.A2" office:value-type="string">
            <text:p text:style-name="P128"><text:span text:style-name="T12">⟦</text:span><text:span text:style-name="T17">Possessor</text:span><text:span text:style-name="T12">⟧</text:span><text:span text:style-name="T39">’</text:span>s </text:p>
          </table:table-cell>
          <table:table-cell table:style-name="SimpleApostrophe.A2" office:value-type="string">
            <text:p text:style-name="P129"><text:span text:style-name="T22">⟦</text:span><text:span text:style-name="T23">Possessor</text:span><text:span text:style-name="T22">⟧</text:span>’</text:p>
          </table:table-cell>
          <table:table-cell table:style-name="SimpleApostrophe.C2" office:value-type="string">
            <text:p text:style-name="P130">Plural</text:p>
          </table:table-cell>
        </table:table-row>
      </table:table>
      <text:list xml:id="list22236050" text:continue-numbering="true" text:style-name="L1">
        <text:list-item>
          <text:list>
            <text:list-item>
              <text:list>
                <text:list-item>
                  <text:p text:style-name="P38">Series</text:p>
                  <text:list>
                    <text:list-item>
                      <text:p text:style-name="P38"><text:span text:style-name="T36">J</text:span>oint: <text:span text:style-name="T22">⟦</text:span><text:span text:style-name="T23">Possessor</text:span><text:span text:style-name="T22">⟧</text:span>, <text:span text:style-name="T22">⟦</text:span><text:span text:style-name="T23">Possessor</text:span><text:span text:style-name="T22">⟧</text:span>, and <text:span text:style-name="T22">⟦</text:span><text:span text:style-name="T23">Possessor</text:span><text:span text:style-name="T22">⟧</text:span>’s </text:p>
                    </text:list-item>
                    <text:list-item>
                      <text:p text:style-name="P38">Independent: <text:span text:style-name="T22">⟦</text:span><text:span text:style-name="T23">Possessor</text:span><text:span text:style-name="T22">⟧</text:span>’s, <text:span text:style-name="T22">⟦</text:span><text:span text:style-name="T23">Possessor</text:span><text:span text:style-name="T22">⟧</text:span>’s, and <text:span text:style-name="T22">⟦</text:span><text:span text:style-name="T23">Possessor</text:span><text:span text:style-name="T22">⟧</text:span>’s</text:p>
                    </text:list-item>
                  </text:list>
                </text:list-item>
                <text:list-item>
                  <text:p text:style-name="P38"><text:span text:style-name="T28">One</text:span><text:span text:style-name="T41"> is Personal and Indefinite, so use “'s”</text:span></text:p>
                </text:list-item>
              </text:list>
            </text:list-item>
            <text:list-item>
              <text:p text:style-name="P38"><text:span text:style-name="T36">Implies </text:span>Omission</text:p>
              <text:list>
                <text:list-item>
                  <text:p text:style-name="P36"><text:span text:style-name="T11">Implied Characters</text:span></text:p>
                </text:list-item>
                <text:list-item>
                  <text:p text:style-name="P33">Contractions</text:p>
                </text:list-item>
              </text:list>
            </text:list-item>
            <text:list-item>
              <text:p text:style-name="P22"><text:span text:style-name="T4">Implies Verbing: </text:span><text:span text:style-name="T5">⟦</text:span><text:span text:style-name="T6">Non-Verb</text:span><text:span text:style-name="T5">⟧</text:span><text:span text:style-name="T4">’d, </text:span><text:span text:style-name="T5">⟦</text:span><text:span text:style-name="T6">Non-Verb</text:span><text:span text:style-name="T5">⟧</text:span><text:span text:style-name="T4">’ing, e</text:span><text:span text:style-name="T7">tc.</text:span></text:p>
            </text:list-item>
          </text:list>
        </text:list-item>
      </text:list>
      <text:p text:style-name="P42"/>
      <text:list xml:id="list22237113" text:continue-numbering="true" text:style-name="L1">
        <text:list-item>
          <text:p text:style-name="P41"><text:span text:style-name="T39">Asterisk (*, </text:span><text:span text:style-name="T20">⁎</text:span><text:span text:style-name="T39">)</text:span></text:p>
          <text:list>
            <text:list-item>
              <text:p text:style-name="P102"><text:span text:style-name="T68">Implies</text:span><text:span text:style-name="T74"> </text:span>Omission </text:p>
              <text:list>
                <text:list-item>
                  <text:p text:style-name="P102">Censorship</text:p>
                </text:list-item>
                <text:list-item>
                  <text:p text:style-name="P102"><text:span text:style-name="T107">Replaces Characters</text:span></text:p>
                </text:list-item>
              </text:list>
            </text:list-item>
            <text:list-item>
              <text:p text:style-name="P102"><text:span text:style-name="T85">Implies</text:span><text:span text:style-name="T74"> </text:span>Minor Break <text:span text:style-name="T106">(* * *, ⁂)</text:span></text:p>
            </text:list-item>
            <text:list-item>
              <text:p text:style-name="P102"><text:span text:style-name="T68">Implies </text:span><text:span text:style-name="T74">Uncertainty</text:span></text:p>
              <text:list>
                <text:list-item>
                  <text:p text:style-name="P92">Notes: *</text:p>
                </text:list-item>
                <text:list-item>
                  <text:p text:style-name="P92"><text:span text:style-name="T42">Editorial </text:span>Skepticism: ?, **, ˣ, or *</text:p>
                </text:list-item>
                <text:list-item>
                  <text:p text:style-name="P92">Bullets: ⁎</text:p>
                </text:list-item>
              </text:list>
            </text:list-item>
            <text:list-item>
              <text:p text:style-name="P102"><text:span text:style-name="T75">Implies </text:span><text:span text:style-name="T74">Corrections</text:span></text:p>
              <text:list>
                <text:list-item>
                  <text:p text:style-name="P92">Lacking <text:span text:style-name="T50">Item</text:span>: *(<text:span text:style-name="T109">⟦</text:span><text:span text:style-name="T110">Corrections</text:span><text:span text:style-name="T109">⟧</text:span>)</text:p>
                </text:list-item>
                <text:list-item>
                  <text:p text:style-name="P92"><text:span text:style-name="T111">Delete/</text:span><text:span text:style-name="T112">Change </text:span><text:span text:style-name="T50">Item</text:span>: (*<text:span text:style-name="T109">⟦</text:span><text:span text:style-name="T110">Corrections</text:span><text:span text:style-name="T109">⟧</text:span>)</text:p>
                  <text:list>
                    <text:list-item>
                      <text:p text:style-name="P45"><text:span text:style-name="T36">Typo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At Sigh (@)</text:p>
          <text:list>
            <text:list-item>
              <text:p text:style-name="P1"><text:span text:style-name="T114">Implies </text:span><text:span text:style-name="T109">⟦</text:span><text:span text:style-name="T38">a</text:span><text:span text:style-name="T113">t</text:span><text:span text:style-name="T109">⟧</text:span></text:p>
            </text:list-item>
          </text:list>
        </text:list-item>
      </text:list>
      <text:p text:style-name="P23"><text:span text:style-name="T36"/></text:p>
      <text:list xml:id="list22223832" text:continue-numbering="true" text:style-name="L1">
        <text:list-item>
          <text:p text:style-name="P114">Brackets ([ ], ( ), { }, ⟨ ⟩, ⟦ ⟧)</text:p>
          <text:list>
            <text:list-item>
              <text:p text:style-name="P94"><text:span text:style-name="T44">Implies </text:span><text:span text:style-name="T42">Explanations, Supplementations, or Definitions </text:span><text:span text:style-name="T43">(Any Type)</text:span></text:p>
              <text:list>
                <text:list-item>
                  <text:p text:style-name="P94">Shouldn't Disrupt Flow</text:p>
                  <text:list>
                    <text:list-item>
                      <text:p text:style-name="P11"><text:span text:style-name="T78">Between Sentences:</text:span><text:span text:style-name="T74"> </text:span><text:span text:style-name="T76">⟦</text:span>Sentence<text:span text:style-name="T76">⟧</text:span>. (<text:span text:style-name="T76">⟦</text:span>Sentence<text:span text:style-name="T76">⟧</text:span>.) <text:span text:style-name="T76">⟦</text:span>Sentence<text:span text:style-name="T76">⟧</text:span>.</text:p>
                    </text:list-item>
                    <text:list-item>
                      <text:p text:style-name="P94"><text:s/>No Extra Punctuation</text:p>
                    </text:list-item>
                  </text:list>
                </text:list-item>
              </text:list>
            </text:list-item>
            <text:list-item>
              <text:p text:style-name="P94"><text:s/>Square ([ ])</text:p>
              <text:list>
                <text:list-item>
                  <text:p text:style-name="P94"><text:span text:style-name="T115">Implies </text:span><text:span text:style-name="T116">Quotes</text:span></text:p>
                  <text:list>
                    <text:list-item>
                      <text:p text:style-name="P94"><text:span text:style-name="T117">Adding to </text:span>Quotes</text:p>
                      <text:list>
                        <text:list-item>
                          <text:p text:style-name="P94"><text:span text:style-name="T117">Changing Quote Case</text:span></text:p>
                        </text:list-item>
                      </text:list>
                    </text:list-item>
                    <text:list-item>
                      <text:p text:style-name="P94"><text:span text:style-name="T117">“… </text:span><text:span text:style-name="T118">[sic]” Exactly as Original</text:span></text:p>
                    </text:list-item>
                  </text:list>
                </text:list-item>
                <text:list-item>
                  <text:p text:style-name="P94"><text:span text:style-name="T120">Implies </text:span><text:span text:style-name="T119">Need </text:span><text:span text:style-name="T118">Intentions</text:span></text:p>
                  <text:list>
                    <text:list-item>
                      <text:p text:style-name="P99">[Left</text:p>
                    </text:list-item>
                    <text:list-item>
                      <text:p text:style-name="P94"><text:span text:style-name="T119">[Center]</text:span></text:p>
                    </text:list-item>
                  </text:list>
                </text:list-item>
              </text:list>
            </text:list-item>
            <text:list-item>
              <text:p text:style-name="P94"><text:span text:style-name="T109">Double Brackets (⟦ ⟧, </text:span><text:span text:style-name="T129">[[ ]]</text:span><text:span text:style-name="T109">)</text:span></text:p>
              <text:list>
                <text:list-item>
                  <text:p text:style-name="P94"><text:span text:style-name="T115">Implies </text:span><text:span text:style-name="T130">Abstract </text:span><text:span text:style-name="T131">M</text:span><text:span text:style-name="T130">eaning</text:span></text:p>
                </text:list-item>
              </text:list>
            </text:list-item>
            <text:list-item>
              <text:p text:style-name="P103"><text:span text:style-name="T74">Parentheses (( ))</text:span></text:p>
              <text:list>
                <text:list-item>
                  <text:p text:style-name="P103"><text:span text:style-name="T79">Default Bracket</text:span><text:span text:style-name="T80"> </text:span><text:span text:style-name="T77">Type</text:span></text:p>
                </text:list-item>
                <text:list-item>
                  <text:p text:style-name="P103"><text:span text:style-name="T81">Potential </text:span><text:span text:style-name="T82">Changes</text:span></text:p>
                  <text:list>
                    <text:list-item>
                      <text:p text:style-name="P103"><text:span text:style-name="T88">⟦</text:span><text:span text:style-name="T89">Thing</text:span><text:span text:style-name="T88">⟧</text:span><text:span text:style-name="T90">(s)</text:span></text:p>
                    </text:list-item>
                  </text:list>
                </text:list-item>
              </text:list>
            </text:list-item>
            <text:list-item>
              <text:p text:style-name="P103"><text:span text:style-name="T91">Inequality Brackets (&lt; &gt;)</text:span></text:p>
              <text:list>
                <text:list-item>
                  <text:p text:style-name="P103"><text:span text:style-name="T86">Implications (&gt;)</text:span></text:p>
                </text:list-item>
                <text:list-item>
                  <text:p text:style-name="P103"><text:span text:style-name="T87">Quotes*</text:span></text:p>
                </text:list-item>
              </text:list>
            </text:list-item>
          </text:list>
        </text:list-item>
        <text:list-item>
          <text:p text:style-name="P59">Large<text:span text:style-name="T119"> </text:span></text:p>
          <text:list>
            <text:list-item>
              <text:p text:style-name="P59"><text:span text:style-name="T133">Large Curly </text:span><text:span text:style-name="T132">Bracket</text:span><text:span text:style-name="T115">s</text:span></text:p>
              <text:p text:style-name="P112"><text:span text:style-name="T1"><text:tab/><text:tab/>⎧ <text:tab/>⎫<text:line-break/><text:line-break/><text:tab/><text:tab/>⎨<text:tab/>⎬</text:span></text:p>
              <text:p text:style-name="P112"><text:span text:style-name="T1"><text:tab/><text:tab/>⎩ <text:tab/>⎭<text:line-break/></text:span></text:p>
            </text:list-item>
            <text:list-item>
              <text:p text:style-name="P112"><text:span text:style-name="T8">Large Square </text:span><text:span text:style-name="T9">Brackets</text:span></text:p>
              <text:p text:style-name="P112"><text:span text:style-name="T2"><text:tab/><text:tab/></text:span><text:span text:style-name="T10">⎡<text:tab/>⎤</text:span></text:p>
              <text:p text:style-name="P112"><text:span text:style-name="T10"><text:tab/><text:tab/>⎣<text:tab/>⎦ </text:span></text:p>
            </text:list-item>
          </text:list>
        </text:list-item>
      </text:list>
      <text:p text:style-name="P113"><text:span text:style-name="T3"/></text:p>
      <text:list xml:id="list22228149" text:continue-numbering="true" text:style-name="L1">
        <text:list-item>
          <text:list>
            <text:list-item>
              <text:p text:style-name="P112"><text:span text:style-name="T3">Large Parentheses</text:span></text:p>
              <text:p text:style-name="P112"><text:span text:style-name="T2"><text:tab/><text:tab/></text:span><text:span text:style-name="T1">⎛<text:tab/>⎞</text:span></text:p>
              <text:p text:style-name="P112"><text:span text:style-name="T1"/></text:p>
              <text:p text:style-name="P112"><text:span text:style-name="T1"><text:tab/><text:tab/>⎝<text:tab/>⎠ </text:span></text:p>
            </text:list-item>
          </text:list>
        </text:list-item>
      </text:list>
      <text:p text:style-name="P100"/>
      <text:list xml:id="list22240688" text:continue-numbering="true" text:style-name="L1">
        <text:list-item>
          <text:p text:style-name="P95">Bullets (<text:span text:style-name="T108">●</text:span>, <text:span text:style-name="T45">○</text:span>, ‣, <text:span text:style-name="T51">■</text:span><text:span text:style-name="T121">,</text:span> …)</text:p>
          <text:list>
            <text:list-item>
              <text:p text:style-name="P83"><text:span text:style-name="T134">Implies Organization</text:span></text:p>
            </text:list-item>
          </text:list>
        </text:list-item>
      </text:list>
      <text:p text:style-name="P24"><text:span text:style-name="T36"/></text:p>
      <text:list xml:id="list22222476" text:continue-numbering="true" text:style-name="L1">
        <text:list-item>
          <text:p text:style-name="P61">Caret (^)</text:p>
          <text:list>
            <text:list-item>
              <text:p text:style-name="P61"><text:span text:style-name="T53">Implies</text:span> Insertion </text:p>
            </text:list-item>
            <text:list-item>
              <text:p text:style-name="P46"><text:span text:style-name="T134">Implies </text:span><text:span text:style-name="T36">Separation</text:span></text:p>
            </text:list-item>
          </text:list>
        </text:list-item>
      </text:list>
      <text:p text:style-name="P25"><text:span text:style-name="T115"/></text:p>
      <text:list xml:id="list22242619" text:continue-numbering="true" text:style-name="L1">
        <text:list-item>
          <text:p text:style-name="P116">Colon (:)</text:p>
          <text:list>
            <text:list-item>
              <text:p text:style-name="P12"><text:span text:style-name="T94">Implies </text:span>Comparisons</text:p>
              <text:list>
                <text:list-item>
                  <text:p text:style-name="P12">Analogies </text:p>
                </text:list-item>
                <text:list-item>
                  <text:p text:style-name="P12">Ratios</text:p>
                </text:list-item>
              </text:list>
            </text:list-item>
            <text:list-item>
              <text:p text:style-name="P12"><text:span text:style-name="T136">Implies </text:span>Specification</text:p>
              <text:list>
                <text:list-item>
                  <text:p text:style-name="P12"><text:span text:style-name="T88">⟦Hr⟧</text:span>: <text:span text:style-name="T88">⟦</text:span><text:span text:style-name="T92">Min</text:span><text:span text:style-name="T88">⟧</text:span></text:p>
                </text:list-item>
                <text:list-item>
                  <text:p text:style-name="P12"><text:span text:style-name="T88">⟦</text:span>Chapter<text:span text:style-name="T88">⟧</text:span>: <text:span text:style-name="T88">⟦</text:span>Verse<text:span text:style-name="T88">⟧</text:span></text:p>
                </text:list-item>
                <text:list-item>
                  <text:p text:style-name="P12"><text:span text:style-name="T88">⟦</text:span>Word<text:span text:style-name="T88">⟧</text:span>: <text:span text:style-name="T88">⟦</text:span>Definition<text:span text:style-name="T88">⟧</text:span></text:p>
                </text:list-item>
                <text:list-item>
                  <text:p text:style-name="P12">Enumerations: 1: <text:span text:style-name="T88">⟦</text:span><text:span text:style-name="T92">Item</text:span><text:span text:style-name="T88">⟧</text:span>, 2: <text:span text:style-name="T88">⟦</text:span><text:span text:style-name="T92">Item</text:span><text:span text:style-name="T88">⟧</text:span><text:span text:style-name="T74">,</text:span> 3: <text:span text:style-name="T88">⟦</text:span><text:span text:style-name="T92">Item</text:span><text:span text:style-name="T88">⟧</text:span><text:span text:style-name="T74">, … </text:span></text:p>
                </text:list-item>
              </text:list>
            </text:list-item>
            <text:list-item>
              <text:p text:style-name="P12"><text:span text:style-name="T93">Introduction</text:span> <text:span text:style-name="T135">of </text:span>Explanations</text:p>
              <text:list>
                <text:list-item>
                  <text:p text:style-name="P12"><text:span text:style-name="T88">⟦</text:span>Statement<text:span text:style-name="T88">⟧</text:span>: <text:span text:style-name="T88">⟦</text:span>Amplifying item<text:span text:style-name="T88">⟧</text:span></text:p>
                </text:list-item>
                <text:list-item>
                  <text:p text:style-name="P12"><text:span text:style-name="T88">⟦</text:span><text:span text:style-name="T83">Statement</text:span><text:span text:style-name="T88">⟧</text:span>: <text:span text:style-name="T88">⟦</text:span>series<text:span text:style-name="T88">⟧</text:span></text:p>
                </text:list-item>
                <text:list-item>
                  <text:p text:style-name="P12"><text:span text:style-name="T88">⟦</text:span><text:span text:style-name="T83">Statement</text:span><text:span text:style-name="T88">⟧</text:span>: <text:span text:style-name="T88">⟦</text:span>formal statement<text:span text:style-name="T88">⟧</text:span></text:p>
                </text:list-item>
                <text:list-item>
                  <text:p text:style-name="P12"><text:span text:style-name="T88">⟦</text:span><text:span text:style-name="T83">Statement</text:span><text:span text:style-name="T88">⟧</text:span>: <text:span text:style-name="T88">⟦</text:span>long quote<text:span text:style-name="T88">⟧</text:span></text:p>
                </text:list-item>
                <text:list-item>
                  <text:p text:style-name="P12"><text:span text:style-name="T88">⟦</text:span><text:span text:style-name="T83">Statement</text:span><text:span text:style-name="T88">⟧</text:span>: <text:span text:style-name="T88">⟦</text:span>independent apposition<text:span text:style-name="T88">⟧</text:span></text:p>
                </text:list-item>
                <text:list-item>
                  <text:p text:style-name="P2"><text:span text:style-name="T109">⟦</text:span><text:span text:style-name="T115">Statement</text:span><text:span text:style-name="T109">⟧</text:span><text:span text:style-name="T115">: </text:span><text:span text:style-name="T109">⟦</text:span><text:span text:style-name="T115">letter</text:span><text:span text:style-name="T109">⟧</text:span></text:p>
                </text:list-item>
              </text:list>
            </text:list-item>
          </text:list>
        </text:list-item>
      </text:list>
      <text:p text:style-name="P34"/>
      <text:list xml:id="list22230874" text:continue-numbering="true" text:style-name="L1">
        <text:list-item>
          <text:p text:style-name="P97">Comma (,)</text:p>
          <text:list>
            <text:list-item>
              <text:p text:style-name="P13"><text:span text:style-name="T97">Implies </text:span>Transition / set off /<text:span text:style-name="T139"> Seperation</text:span></text:p>
              <text:list>
                <text:list-item>
                  <text:p text:style-name="P13"><text:span text:style-name="T95">Components of a </text:span><text:span text:style-name="T139">Series</text:span></text:p>
                </text:list-item>
              </text:list>
            </text:list-item>
            <text:list-item>
              <text:p text:style-name="P13">Unnatural order: </text:p>
              <text:list>
                <text:list-item>
                  <text:p text:style-name="P13">Second, fist.</text:p>
                </text:list-item>
                <text:list-item>
                  <text:p text:style-name="P13"><text:span text:style-name="T96">P</text:span><text:span text:style-name="T83">arallel </text:span><text:span text:style-name="T96">C</text:span><text:span text:style-name="T83">onstruction</text:span></text:p>
                  <text:list>
                    <text:list-item>
                      <text:p text:style-name="P4"><text:span text:style-name="T109">⟦</text:span><text:span text:style-name="T140">A</text:span><text:span text:style-name="T109">⟧</text:span> ate <text:span text:style-name="T109">⟦</text:span><text:span text:style-name="T140">B</text:span><text:span text:style-name="T109">⟧</text:span>; <text:span text:style-name="T109">⟦</text:span><text:span text:style-name="T140">C</text:span><text:span text:style-name="T109">⟧</text:span>, <text:span text:style-name="T109">⟦</text:span><text:span text:style-name="T140">D</text:span><text:span text:style-name="T109">⟧</text:span>.</text:p>
                    </text:list-item>
                    <text:list-item>
                      <text:p text:style-name="P4">Meaning: <text:span text:style-name="T109">⟦</text:span><text:span text:style-name="T140">A</text:span><text:span text:style-name="T109">⟧</text:span> ate <text:span text:style-name="T109">⟦</text:span><text:span text:style-name="T140">B</text:span><text:span text:style-name="T109">⟧</text:span>, and <text:span text:style-name="T109">⟦</text:span><text:span text:style-name="T140">C</text:span><text:span text:style-name="T109">⟧</text:span> ate <text:span text:style-name="T109">⟦</text:span><text:span text:style-name="T140">D</text:span><text:span text:style-name="T109">⟧</text:span>.</text:p>
                    </text:list-item>
                  </text:list>
                </text:list-item>
              </text:list>
            </text:list-item>
            <text:list-item>
              <text:p text:style-name="P13"><text:span text:style-name="T97">Implies </text:span>Extra content</text:p>
              <text:list>
                <text:list-item>
                  <text:p text:style-name="P13">First:<text:tab/>Extra, Main.</text:p>
                </text:list-item>
                <text:list-item>
                  <text:p text:style-name="P13">Middle:<text:tab/>Main, Extra, Main.</text:p>
                </text:list-item>
                <text:list-item>
                  <text:p text:style-name="P20"><text:span text:style-name="T98">Last:<text:tab/>Main, Extra.</text:span></text:p>
                </text:list-item>
              </text:list>
            </text:list-item>
          </text:list>
        </text:list-item>
      </text:list>
      <table:table table:name="CommaOrderExtraSpecifics" table:style-name="CommaOrderExtraSpecifics">
        <table:table-column table:style-name="CommaOrderExtraSpecifics.A"/>
        <table:table-column table:style-name="CommaOrderExtraSpecifics.B"/>
        <table:table-column table:style-name="CommaOrderExtraSpecifics.C"/>
        <table:table-column table:style-name="CommaOrderExtraSpecifics.B"/>
        <table:table-row>
          <table:table-cell table:style-name="CommaOrderExtraSpecifics.A1" office:value-type="string">
            <text:p text:style-name="P131"/>
          </table:table-cell>
          <table:table-cell table:style-name="CommaOrderExtraSpecifics.A1" office:value-type="string">
            <text:p text:style-name="P131">First</text:p>
          </table:table-cell>
          <table:table-cell table:style-name="CommaOrderExtraSpecifics.A1" office:value-type="string">
            <text:p text:style-name="P131">Middle </text:p>
          </table:table-cell>
          <table:table-cell table:style-name="CommaOrderExtraSpecifics.D1" office:value-type="string">
            <text:p text:style-name="P131">Last</text:p>
          </table:table-cell>
        </table:table-row>
        <table:table-row>
          <table:table-cell table:style-name="CommaOrderExtraSpecifics.A2" office:value-type="string">
            <text:p text:style-name="P19">Interjections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19">Clarification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19">Addressing People Directly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19">Non-Restrictive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21">Quotes with Expression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19">Contrast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19">Questions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D2" office:value-type="string">
            <text:p text:style-name="P18">✓</text:p>
          </table:table-cell>
        </table:table-row>
        <table:table-row>
          <table:table-cell table:style-name="CommaOrderExtraSpecifics.A2" office:value-type="string">
            <text:p text:style-name="P19">Introductory Clauses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×</text:p>
          </table:table-cell>
          <table:table-cell table:style-name="CommaOrderExtraSpecifics.D2" office:value-type="string">
            <text:p text:style-name="P18">×</text:p>
          </table:table-cell>
        </table:table-row>
        <table:table-row>
          <table:table-cell table:style-name="CommaOrderExtraSpecifics.A2" office:value-type="string">
            <text:p text:style-name="P19">Following Salutations</text:p>
          </table:table-cell>
          <table:table-cell table:style-name="CommaOrderExtraSpecifics.A2" office:value-type="string">
            <text:p text:style-name="P18">✓</text:p>
          </table:table-cell>
          <table:table-cell table:style-name="CommaOrderExtraSpecifics.A2" office:value-type="string">
            <text:p text:style-name="P18">×</text:p>
          </table:table-cell>
          <table:table-cell table:style-name="CommaOrderExtraSpecifics.D2" office:value-type="string">
            <text:p text:style-name="P18">×</text:p>
          </table:table-cell>
        </table:table-row>
      </table:table>
      <text:p text:style-name="P101"/>
      <text:list xml:id="list22235315" text:continue-numbering="true" text:style-name="L1">
        <text:list-item>
          <text:p text:style-name="P96">Copyright (©)</text:p>
          <text:list>
            <text:list-item>
              <text:p text:style-name="P96"><text:span text:style-name="T47">Implies the </text:span><text:span text:style-name="T42">“</text:span><text:span text:style-name="T46">R</text:span><text:span text:style-name="T42">ight” to copy a work</text:span></text:p>
            </text:list-item>
            <text:list-item>
              <text:p text:style-name="P47"><text:span text:style-name="T137">Follows the title of a work</text:span></text:p>
            </text:list-item>
          </text:list>
        </text:list-item>
      </text:list>
      <text:p text:style-name="P56"><text:span text:style-name="T137"/></text:p>
      <text:p text:style-name="P26"><text:span text:style-name="T137"/></text:p>
      <text:list xml:id="list22247183" text:continue-numbering="true" text:style-name="L1">
        <text:list-item>
          <text:p text:style-name="P117">Currency (¤)</text:p>
          <text:list>
            <text:list-item>
              <text:p text:style-name="P62"><text:span text:style-name="T54">Implies</text:span> Currency</text:p>
            </text:list-item>
            <text:list-item>
              <text:p text:style-name="P62"><text:span text:style-name="T54">Implies</text:span> Needed Deletion</text:p>
              <text:list>
                <text:list-item>
                  <text:p text:style-name="P62">A Character:<text:tab/><text:tab/>¤</text:p>
                </text:list-item>
                <text:list-item>
                  <text:p text:style-name="P62">A Word:<text:tab/><text:tab/>¤¤</text:p>
                </text:list-item>
                <text:list-item>
                  <text:p text:style-name="P62"><text:span text:style-name="T137">A Line: <text:tab/><text:tab/>¤¤¤</text:span></text:p>
                </text:list-item>
              </text:list>
            </text:list-item>
          </text:list>
        </text:list-item>
      </text:list>
      <text:p text:style-name="P28"><text:span text:style-name="T137"/></text:p>
      <text:list xml:id="list22222982" text:continue-numbering="true" text:style-name="L1">
        <text:list-item>
          <text:p text:style-name="P63">Dagger (†, ‡)</text:p>
          <text:list>
            <text:list-item>
              <text:p text:style-name="P63"><text:span text:style-name="T122">Implies</text:span><text:span text:style-name="T121"> </text:span><text:span text:style-name="T142">Not-</text:span><text:span text:style-name="T143">a</text:span><text:span text:style-name="T142">nymore-ness </text:span></text:p>
              <text:list>
                <text:list-item>
                  <text:p text:style-name="P63">Death</text:p>
                </text:list-item>
                <text:list-item>
                  <text:p text:style-name="P63">Extinction</text:p>
                </text:list-item>
                <text:list-item>
                  <text:p text:style-name="P63">Obsolescence</text:p>
                </text:list-item>
              </text:list>
            </text:list-item>
            <text:list-item>
              <text:p text:style-name="P48"><text:span text:style-name="T141">Notes </text:span></text:p>
            </text:list-item>
          </text:list>
        </text:list-item>
      </text:list>
      <text:p text:style-name="P32"/>
      <text:list xml:id="list22246251" text:continue-numbering="true" text:style-name="L1">
        <text:list-item>
          <text:p text:style-name="P64">Dash (—, –)</text:p>
          <text:list>
            <text:list-item>
              <text:p text:style-name="P64"><text:span text:style-name="T55">Implies</text:span> Set Off <text:span text:style-name="T138">(Any Type)</text:span></text:p>
              <text:list>
                <text:list-item>
                  <text:p text:style-name="P64">Intrusions</text:p>
                </text:list-item>
                <text:list-item>
                  <text:p text:style-name="P64">Summaries</text:p>
                </text:list-item>
              </text:list>
            </text:list-item>
            <text:list-item>
              <text:p text:style-name="P64">Em (—)</text:p>
              <text:list>
                <text:list-item>
                  <text:p text:style-name="P64">No spaces</text:p>
                </text:list-item>
                <text:list-item>
                  <text:p text:style-name="P64">Quotes without expression</text:p>
                  <text:list>
                    <text:list-item>
                      <text:p text:style-name="P64"><text:span text:style-name="T138">Use</text:span><text:span text:style-name="T144"> Spaces*</text:span></text:p>
                    </text:list-item>
                  </text:list>
                </text:list-item>
              </text:list>
            </text:list-item>
            <text:list-item>
              <text:p text:style-name="P64">En (–)</text:p>
              <text:list>
                <text:list-item>
                  <text:p text:style-name="P64">Spaces on each side</text:p>
                </text:list-item>
                <text:list-item>
                  <text:p text:style-name="P49"><text:span text:style-name="T141">Intervals</text:span></text:p>
                </text:list-item>
              </text:list>
            </text:list-item>
          </text:list>
        </text:list-item>
      </text:list>
      <text:p text:style-name="P29"><text:span text:style-name="T141"/></text:p>
      <text:list xml:id="list22222351" text:continue-numbering="true" text:style-name="L1">
        <text:list-item>
          <text:p text:style-name="P65">Degree (°)</text:p>
          <text:list>
            <text:list-item>
              <text:p text:style-name="P50"><text:span text:style-name="T145">Implies</text:span><text:span text:style-name="T141"> zero relative to something</text:span></text:p>
            </text:list-item>
            <text:list-item>
              <text:p text:style-name="P50"><text:span text:style-name="T141">Superscript zero</text:span></text:p>
            </text:list-item>
          </text:list>
        </text:list-item>
      </text:list>
      <text:p text:style-name="P29"><text:span text:style-name="T141"/></text:p>
      <text:list xml:id="list22216869" text:continue-numbering="true" text:style-name="L1">
        <text:list-item>
          <text:p text:style-name="P66">Ellipsis (…)</text:p>
          <text:list>
            <text:list-item>
              <text:p text:style-name="P66"><text:span text:style-name="T56">Implies</text:span><text:span text:style-name="T52"> </text:span>Omission</text:p>
              <text:list>
                <text:list-item>
                  <text:p text:style-name="P66"><text:span text:style-name="T146">F</text:span>rom quote</text:p>
                </text:list-item>
                <text:list-item>
                  <text:p text:style-name="P66"><text:span text:style-name="T146">F</text:span><text:span text:style-name="T145">rom series</text:span></text:p>
                </text:list-item>
              </text:list>
            </text:list-item>
          </text:list>
        </text:list-item>
      </text:list>
      <text:p text:style-name="P30"><text:span text:style-name="T145"/></text:p>
      <text:list xml:id="list22234133" text:continue-numbering="true" text:style-name="L1">
        <text:list-item>
          <text:p text:style-name="P68">Exclamation Mark (!)</text:p>
          <text:list>
            <text:list-item>
              <text:p text:style-name="P68">Follows question marks</text:p>
            </text:list-item>
            <text:list-item>
              <text:p text:style-name="P68">Replaces periods</text:p>
            </text:list-item>
            <text:list-item>
              <text:p text:style-name="P68"><text:span text:style-name="T147">H</text:span><text:span text:style-name="T148">igh Point</text:span></text:p>
              <text:list>
                <text:list-item>
                  <text:p text:style-name="P68">High feeling</text:p>
                </text:list-item>
                <text:list-item>
                  <text:p text:style-name="P68">High volume</text:p>
                </text:list-item>
                <text:list-item>
                  <text:p text:style-name="P68">Warnings</text:p>
                </text:list-item>
              </text:list>
            </text:list-item>
            <text:list-item>
              <text:p text:style-name="P68">Alternatives </text:p>
              <text:list>
                <text:list-item>
                  <text:p text:style-name="P68">Inverse exclamation (! ¡)</text:p>
                </text:list-item>
                <text:list-item>
                  <text:p text:style-name="P68">One (1)</text:p>
                  <text:list>
                    <text:list-item>
                      <text:p text:style-name="P68">In series of !<text:span text:style-name="T149">'s</text:span></text:p>
                    </text:list-item>
                    <text:list-item>
                      <text:p text:style-name="P68">Trivializes !<text:span text:style-name="T149">'s</text:span> </text:p>
                    </text:list-item>
                    <text:list-item>
                      <text:p text:style-name="P68"><text:span text:style-name="T145">Internet theme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145"/></text:p>
      <text:list xml:id="list22233115" text:continue-numbering="true" text:style-name="L1">
        <text:list-item>
          <text:p text:style-name="P118">Guillemets («, »)</text:p>
          <text:list>
            <text:list-item>
              <text:p text:style-name="P51"><text:span text:style-name="T123">Implies </text:span><text:span text:style-name="T57">⟦</text:span><text:span text:style-name="T58">Arrows </text:span><text:span text:style-name="T57">⟧</text:span></text:p>
            </text:list-item>
          </text:list>
        </text:list-item>
      </text:list>
      <text:p text:style-name="P30"><text:span text:style-name="T145"/></text:p>
      <text:list xml:id="list22235447" text:continue-numbering="true" text:style-name="L1">
        <text:list-item>
          <text:p text:style-name="P119">Hyphen (-)</text:p>
          <text:list>
            <text:list-item>
              <text:p text:style-name="P69"><text:span text:style-name="T126">Implies</text:span><text:span text:style-name="T121"> </text:span><text:span text:style-name="T124">Separation</text:span></text:p>
              <text:list>
                <text:list-item>
                  <text:p text:style-name="P69">Word separation</text:p>
                  <text:list>
                    <text:list-item>
                      <text:p text:style-name="P69">Introducing words</text:p>
                    </text:list-item>
                    <text:list-item>
                      <text:p text:style-name="P69">Line breaks</text:p>
                    </text:list-item>
                    <text:list-item>
                      <text:p text:style-name="P5">Complex multi-unit terms</text:p>
                      <text:list>
                        <text:list-item>
                          <text:p text:style-name="P5">hyphenation is better than connection <text:span text:style-name="T151">for Multiple-Word-Complexes</text:span></text:p>
                        </text:list-item>
                      </text:list>
                    </text:list-item>
                    <text:list-item>
                      <text:p text:style-name="P5">use natural breaks</text:p>
                    </text:list-item>
                  </text:list>
                </text:list-item>
              </text:list>
            </text:list-item>
            <text:list-item>
              <text:p text:style-name="P3"><text:span text:style-name="T126">Implies </text:span><text:span text:style-name="T124">Bullet </text:span><text:span text:style-name="T125">(</text:span><text:span text:style-name="T59">Rare</text:span><text:span text:style-name="T60">ly)</text:span></text:p>
            </text:list-item>
          </text:list>
        </text:list-item>
      </text:list>
      <text:p text:style-name="P31"><text:span text:style-name="T150"/></text:p>
      <text:list xml:id="list22218189" text:continue-numbering="true" text:style-name="L1">
        <text:list-item>
          <text:p text:style-name="P52"><text:span text:style-name="T150">Interpunct (·)</text:span></text:p>
          <text:list>
            <text:list-item>
              <text:p text:style-name="P53"><text:span text:style-name="T153">Implies </text:span><text:span text:style-name="T152">B</text:span><text:span text:style-name="T150">reaks</text:span></text:p>
            </text:list-item>
            <text:list-item>
              <text:p text:style-name="P53"><text:span text:style-name="T150">Hyphen</text:span><text:span text:style-name="T154">ation</text:span><text:span text:style-name="T150"> point</text:span></text:p>
            </text:list-item>
          </text:list>
        </text:list-item>
      </text:list>
      <text:p text:style-name="P57"><text:span text:style-name="T153"/></text:p>
      <text:list xml:id="list22223362" text:continue-numbering="true" text:style-name="L1">
        <text:list-item>
          <text:p text:style-name="P52"><text:span text:style-name="T153">Interrobang (‽)</text:span></text:p>
          <text:list>
            <text:list-item>
              <text:p text:style-name="P54"><text:span text:style-name="T153">Implies ?!</text:span></text:p>
            </text:list-item>
          </text:list>
        </text:list-item>
      </text:list>
      <text:p text:style-name="P57"><text:span text:style-name="T153"/></text:p>
      <text:list xml:id="list22235761" text:continue-numbering="true" text:style-name="L1">
        <text:list-item>
          <text:p text:style-name="P54"><text:span text:style-name="T153">Parts per (%, ‰, ‱)</text:span></text:p>
          <text:list>
            <text:list-item>
              <text:p text:style-name="P70"><text:span text:style-name="T153">Implies</text:span> Parts per hundred (%)</text:p>
            </text:list-item>
            <text:list-item>
              <text:p text:style-name="P72"><text:span text:style-name="T153">Implies</text:span> Parts per thousand (‰)</text:p>
            </text:list-item>
            <text:list-item>
              <text:p text:style-name="P54"><text:span text:style-name="T153">Implies Parts per ten thousand (‱)</text:span></text:p>
            </text:list-item>
          </text:list>
        </text:list-item>
      </text:list>
      <text:p text:style-name="P57"><text:span text:style-name="T153"/></text:p>
      <text:list xml:id="list22237482" text:continue-numbering="true" text:style-name="L1">
        <text:list-item>
          <text:p text:style-name="P54"><text:span text:style-name="T153">Period (.)</text:span></text:p>
          <text:list>
            <text:list-item>
              <text:p text:style-name="P71">After declarative sentences</text:p>
            </text:list-item>
            <text:list-item>
              <text:p text:style-name="P71">After most imperatives</text:p>
            </text:list-item>
            <text:list-item>
              <text:p text:style-name="P71">After polite request</text:p>
            </text:list-item>
            <text:list-item>
              <text:p text:style-name="P14"><text:span text:style-name="T83">After </text:span><text:span text:style-name="T99">A</text:span>bbreviations</text:p>
              <text:list>
                <text:list-item>
                  <text:p text:style-name="P14"><text:span text:style-name="T83">Omitted if double</text:span></text:p>
                </text:list-item>
              </text:list>
            </text:list-item>
            <text:list-item>
              <text:p text:style-name="P14"><text:span text:style-name="T155">W</text:span>ithin acronyms</text:p>
              <text:list>
                <text:list-item>
                  <text:p text:style-name="P14"><text:span text:style-name="T100">Omitted if double</text:span></text:p>
                </text:list-item>
              </text:list>
            </text:list-item>
          </text:list>
        </text:list-item>
      </text:list>
      <text:p text:style-name="P57"><text:span text:style-name="T153"/></text:p>
      <text:list xml:id="list22222687" text:continue-numbering="true" text:style-name="L1">
        <text:list-item>
          <text:p text:style-name="P54"><text:span text:style-name="T153">Phonorecord (℗)</text:span></text:p>
          <text:list>
            <text:list-item>
              <text:p text:style-name="P98"><text:span text:style-name="T49">Implies </text:span><text:span text:style-name="T42">“</text:span><text:span text:style-name="T48">R</text:span><text:span text:style-name="T42">ight” to copy a work of sound</text:span></text:p>
            </text:list-item>
            <text:list-item>
              <text:p text:style-name="P73">Follows the title of a work</text:p>
            </text:list-item>
          </text:list>
        </text:list-item>
      </text:list>
      <text:p text:style-name="P84"><text:span text:style-name="T37"/></text:p>
      <text:list xml:id="list22220372" text:continue-numbering="true" text:style-name="L1">
        <text:list-item>
          <text:p text:style-name="P60">Pilcrow (¶)</text:p>
          <text:list>
            <text:list-item>
              <text:p text:style-name="P73">New paragraph</text:p>
            </text:list-item>
            <text:list-item>
              <text:p text:style-name="P74">New thought</text:p>
            </text:list-item>
            <text:list-item>
              <text:p text:style-name="P74">Notes</text:p>
            </text:list-item>
          </text:list>
        </text:list-item>
        <text:list-item>
          <text:p text:style-name="P120"><text:span text:style-name="T162">Pipe (|, </text:span><text:span text:style-name="T163">¦</text:span><text:span text:style-name="T162">)</text:span></text:p>
          <text:list>
            <text:list-item>
              <text:p text:style-name="P82"><text:span text:style-name="T128">Implies</text:span><text:span text:style-name="T121"> </text:span><text:span text:style-name="T165">Introduction </text:span><text:span text:style-name="T182">(</text:span><text:span text:style-name="T165">¦</text:span><text:span text:style-name="T182">)</text:span></text:p>
              <text:list>
                <text:list-item>
                  <text:p text:style-name="P82"><text:span text:style-name="T165"><text:s/></text:span><text:span text:style-name="T166">Rar</text:span><text:span text:style-name="T182">e</text:span></text:p>
                </text:list-item>
              </text:list>
            </text:list-item>
            <text:list-item>
              <text:p text:style-name="P82"><text:span text:style-name="T182">Implies</text:span><text:span text:style-name="T121"> </text:span><text:span text:style-name="T164">Separation</text:span></text:p>
              <text:list>
                <text:list-item>
                  <text:p text:style-name="P82"><text:span text:style-name="T109">⟦</text:span><text:span text:style-name="T140">A</text:span><text:span text:style-name="T109">⟧</text:span><text:span text:style-name="T164"> </text:span><text:span text:style-name="T167">|</text:span><text:span text:style-name="T164"> </text:span><text:span text:style-name="T109">⟦</text:span><text:span text:style-name="T140">B</text:span><text:span text:style-name="T109">⟧</text:span></text:p>
                </text:list-item>
              </text:list>
            </text:list-item>
            <text:list-item>
              <text:p text:style-name="P82"><text:span text:style-name="T162">linguistics</text:span></text:p>
              <text:list>
                <text:list-item>
                  <text:p text:style-name="P82"><text:span text:style-name="T162">Morphophonemics </text:span><text:span text:style-name="T168">(| |)</text:span></text:p>
                </text:list-item>
              </text:list>
            </text:list-item>
            <text:list-item>
              <text:p text:style-name="P82"><text:span text:style-name="T169">Mathematics</text:span></text:p>
              <text:list>
                <text:list-item>
                  <text:p text:style-name="P82"><text:span text:style-name="T33">Absolute </text:span><text:span text:style-name="T170">v</text:span><text:span text:style-name="T33">alue (| |)</text:span></text:p>
                </text:list-item>
                <text:list-item>
                  <text:p text:style-name="P82"><text:span text:style-name="T33">Normal </text:span><text:span text:style-name="T170">v</text:span><text:span text:style-name="T33">alue (|| ||)</text:span></text:p>
                </text:list-item>
              </text:list>
            </text:list-item>
          </text:list>
          <text:p text:style-name="P90"/>
        </text:list-item>
        <text:list-item>
          <text:p text:style-name="P82">Pound (#, <text:span text:style-name="T121">♯</text:span>)</text:p>
          <text:list>
            <text:list-item>
              <text:p text:style-name="P82"><text:span text:style-name="T67">Implies</text:span> Number</text:p>
            </text:list-item>
            <text:list-item>
              <text:p text:style-name="P82"><text:span text:style-name="T182">Implies</text:span> Hash tags</text:p>
            </text:list-item>
          </text:list>
        </text:list-item>
      </text:list>
      <text:p text:style-name="P91"/>
      <text:list xml:id="list22217387" text:continue-numbering="true" text:style-name="L1">
        <text:list-item>
          <text:p text:style-name="P82">Question Mark (?)</text:p>
          <text:list>
            <text:list-item>
              <text:p text:style-name="P82"><text:span text:style-name="T182">Implies </text:span>Questions</text:p>
              <text:list>
                <text:list-item>
                  <text:p text:style-name="P82"><text:span text:style-name="T173">Separating a</text:span> series</text:p>
                </text:list-item>
                <text:list-item>
                  <text:p text:style-name="P82">Interrogative elements</text:p>
                </text:list-item>
                <text:list-item>
                  <text:p text:style-name="P82">Editorial skepticism</text:p>
                </text:list-item>
              </text:list>
            </text:list-item>
            <text:list-item>
              <text:p text:style-name="P82">Inverse <text:span text:style-name="T174">Question Mark</text:span> (? ¿)</text:p>
            </text:list-item>
          </text:list>
          <text:p text:style-name="P111"/>
        </text:list-item>
        <text:list-item>
          <text:p text:style-name="P111">Quotation marks (‘ ’, “ ”)</text:p>
          <text:list>
            <text:list-item>
              <text:p text:style-name="P17"><text:span text:style-name="T73">Implies</text:span><text:span text:style-name="T83"> Quote (“ ”)</text:span></text:p>
              <text:list>
                <text:list-item>
                  <text:p text:style-name="P17">Quote in quote (‘ ’)</text:p>
                </text:list-item>
                <text:list-item>
                  <text:p text:style-name="P17">Period and comma on inside</text:p>
                </text:list-item>
                <text:list-item>
                  <text:p text:style-name="P17">Question on side of question</text:p>
                </text:list-item>
                <text:list-item>
                  <text:p text:style-name="P17">Colon and semicolon outside</text:p>
                </text:list-item>
              </text:list>
            </text:list-item>
            <text:list-item>
              <text:p text:style-name="P10">Ditto mark (″)</text:p>
              <text:list>
                <text:list-item>
                  <text:p text:style-name="P10"><text:span text:style-name="T182">Implies</text:span> Parallel wording</text:p>
                </text:list-item>
                <text:list-item>
                  <text:p text:style-name="P10">Not in pairs</text:p>
                </text:list-item>
              </text:list>
            </text:list-item>
          </text:list>
          <text:p text:style-name="P108"/>
        </text:list-item>
        <text:list-item>
          <text:p text:style-name="P10">Section Sign (§)</text:p>
          <text:list>
            <text:list-item>
              <text:p text:style-name="P82"><text:span text:style-name="T182">Implies</text:span> New section</text:p>
            </text:list-item>
            <text:list-item>
              <text:p text:style-name="P82"><text:span text:style-name="T182">Notes</text:span></text:p>
            </text:list-item>
          </text:list>
          <text:p text:style-name="P82"/>
        </text:list-item>
        <text:list-item>
          <text:p text:style-name="P122">Semicolon (;)</text:p>
          <text:list>
            <text:list-item>
              <text:p text:style-name="P82"><text:span text:style-name="T176">Join</text:span><text:span text:style-name="T182">s</text:span><text:span text:style-name="T176"> Things.</text:span></text:p>
              <text:list>
                <text:list-item>
                  <text:p text:style-name="P82">Join independent clauses</text:p>
                  <text:list>
                    <text:list-item>
                      <text:p text:style-name="P82"><text:s/><text:span text:style-name="T177">Sometimes with conjunctive adverbs</text:span></text:p>
                    </text:list-item>
                  </text:list>
                </text:list-item>
                <text:list-item>
                  <text:p text:style-name="P82"><text:span text:style-name="T176">Upgraded </text:span>commas</text:p>
                  <text:list>
                    <text:list-item>
                      <text:p text:style-name="P82"><text:span text:style-name="T178">Especially </text:span>where <text:span text:style-name="T178">items</text:span> have commas</text:p>
                    </text:list-item>
                  </text:list>
                </text:list-item>
              </text:list>
            </text:list-item>
          </text:list>
        </text:list-item>
      </text:list>
      <text:p text:style-name="P86"><text:span text:style-name="T182"/></text:p>
      <text:list xml:id="list22231110" text:continue-numbering="true" text:style-name="L1">
        <text:list-item>
          <text:p text:style-name="P120">Slash (/)</text:p>
          <text:list>
            <text:list-item>
              <text:p text:style-name="P106"><text:span text:style-name="T105">Implies</text:span><text:span text:style-name="T83"> </text:span><text:span text:style-name="T88">⟦</text:span><text:span text:style-name="T103">or</text:span><text:span text:style-name="T88">⟧</text:span></text:p>
            </text:list-item>
            <text:list-item>
              <text:p text:style-name="P106"><text:span text:style-name="T105">Implies</text:span><text:span text:style-name="T104"> Location Down</text:span></text:p>
            </text:list-item>
            <text:list-item>
              <text:p text:style-name="P106"><text:span text:style-name="T71">Spacing*</text:span></text:p>
              <text:list>
                <text:list-item>
                  <text:p text:style-name="P106"><text:span text:style-name="T83">No spaces: single word</text:span></text:p>
                </text:list-item>
                <text:list-item>
                  <text:p text:style-name="P106"><text:span text:style-name="T83">Spaces: multi-word</text:span></text:p>
                </text:list-item>
              </text:list>
            </text:list-item>
            <text:list-item>
              <text:p text:style-name="P82"><text:span text:style-name="T127">L</text:span><text:span text:style-name="T162">inguistics</text:span><text:span text:style-name="T168"> </text:span></text:p>
              <text:list>
                <text:list-item>
                  <text:p text:style-name="P82"><text:span text:style-name="T127">P</text:span><text:span text:style-name="T162">honemics (/ /, // //)</text:span></text:p>
                </text:list-item>
              </text:list>
            </text:list-item>
            <text:list-item>
              <text:p text:style-name="P82">Backslash (\)</text:p>
              <text:list>
                <text:list-item>
                  <text:p text:style-name="P82"><text:span text:style-name="T182">Implies</text:span><text:span text:style-name="T181"> Location Up</text:span></text:p>
                </text:list-item>
              </text:list>
            </text:list-item>
          </text:list>
          <text:p text:style-name="P82"/>
        </text:list-item>
        <text:list-item>
          <text:p text:style-name="P82">Tilde (~)</text:p>
          <text:list>
            <text:list-item>
              <text:p text:style-name="P82"><text:span text:style-name="T67">Implies</text:span> Approximations</text:p>
            </text:list-item>
          </text:list>
          <text:p text:style-name="P82"/>
        </text:list-item>
        <text:list-item>
          <text:p text:style-name="P111">Trademark (™)</text:p>
          <text:list>
            <text:list-item>
              <text:p text:style-name="P82">Weirdly aggressive demand for attribution </text:p>
            </text:list-item>
            <text:list-item>
              <text:p text:style-name="P82">Registered (®)</text:p>
            </text:list-item>
          </text:list>
          <text:p text:style-name="P82"/>
        </text:list-item>
        <text:list-item>
          <text:p text:style-name="P82">Underscore (_)</text:p>
          <text:list>
            <text:list-item>
              <text:p text:style-name="P85"><text:span text:style-name="T182">Space where Space</text:span><text:span text:style-name="T159">s</text:span><text:span text:style-name="T182"> </text:span><text:span text:style-name="T159">ar</text:span><text:span text:style-name="T160">e</text:span><text:span text:style-name="T182">n't Allowed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egoe UI" svg:font-family="'Segoe UI'" style:font-adornments="Regular"/>
    <style:font-face style:name="Tahoma1" svg:font-family="Tahoma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erif1" fo:font-size="7pt" style:font-name-asian="OpenSymbol" style:font-size-asian="6.09999990463257pt" style:font-name-complex="OpenSymbol" style:font-size-complex="7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917in" fo:margin-right="0.781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8M55S</meta:editing-duration>
    <meta:editing-cycles>171</meta:editing-cycles>
    <meta:generator>LibreOffice/4.0.4.2$Windows_x86 LibreOffice_project/9e9821abd0ffdbc09cd8c52eaa574fa09eb08f2</meta:generator>
    <dc:date>2013-08-29T02:08:52.35</dc:date>
    <meta:document-statistic meta:table-count="3" meta:image-count="0" meta:object-count="0" meta:page-count="9" meta:paragraph-count="332" meta:word-count="1124" meta:character-count="5600" meta:non-whitespace-character-count="4981"/>
    <meta:user-defined meta:name="Info 1"/>
    <meta:user-defined meta:name="Info 2"/>
    <meta:user-defined meta:name="Info 3"/>
    <meta:user-defined meta:name="Info 4"/>
  </office:meta>
</office:document-meta>
</file>